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4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3" draw:style-name="a335" draw:master-page-name="Master1-Layout7-blank-Leer" presentation:presentation-page-layout-name="Master1-PPL7" draw:id="Slide-258">
        <draw:custom-shape svg:x="7.39448in" svg:y="1.94536in" svg:width="1.1811in" svg:height="1.1811in" draw:id="id63" draw:style-name="a338" draw:name="Ellipse 3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1816in" svg:y="1.94536in" svg:width="1.1811in" svg:height="1.1811in" draw:id="id64" draw:style-name="a341" draw:name="Ellipse 4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65" draw:style-name="a344" draw:name="Textfeld 7" svg:x="8.62462in" svg:y="2.21044in" svg:width="0.60183in" svg:height="0.2861in">
          <draw:text-box>
            <text:p text:style-name="a343" text:class-names="" text:cond-style-name=""><text:span text:style-name="a342" text:class-names="">4.7***</text:span></text:p>
          </draw:text-box>
          <svg:title/>
          <svg:desc/>
        </draw:frame>
        <draw:frame draw:id="id66" draw:style-name="a350" draw:name="Textfeld 10" svg:x="8.52236in" svg:y="2.38835in" svg:width="0.94328in" svg:height="0.37025in">
          <draw:text-box>
            <text:p text:style-name="a346" text:class-names="" text:cond-style-name=""><text:span text:style-name="a345" text:class-names="">MEM1***</text:span></text:p>
            <text:p text:style-name="a349" text:class-names="" text:cond-style-name=""><text:span text:style-name="a347" text:class-names="">River km*</text:span><text:span text:style-name="a348" text:class-names=""/></text:p>
          </draw:text-box>
          <svg:title/>
          <svg:desc/>
        </draw:frame>
        <draw:frame draw:id="id67" draw:style-name="a358" draw:name="Textfeld 20" svg:x="7.29126in" svg:y="1.39821in" svg:width="2.17438in" svg:height="0.47122in">
          <draw:text-box>
            <text:p text:style-name="a352" text:class-names="" text:cond-style-name=""><text:span text:style-name="a351" text:class-names="">Turnover</text:span></text:p>
            <text:p text:style-name="a357" text:class-names="" text:cond-style-name=""><text:span text:style-name="a353" text:class-names="">(</text:span><text:span text:style-name="a354" text:class-names="">β</text:span><text:span text:style-name="a355" text:class-names="">SIM</text:span><text:span text:style-name="a356" text:class-names=""><text:s text:c="1"/>= 0.28)</text:span></text:p>
          </draw:text-box>
          <svg:title/>
          <svg:desc/>
        </draw:frame>
        <draw:custom-shape svg:x="7.40587in" svg:y="4.3939in" svg:width="1.1811in" svg:height="1.1811in" draw:id="id68" draw:style-name="a361" draw:name="Ellipse 3">
          <svg:title/>
          <svg:desc/>
          <text:p text:style-name="a360" text:class-names="" text:cond-style-name=""><text:span text:style-name="a35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16735in" svg:y="4.39391in" svg:width="1.1811in" svg:height="1.1811in" draw:id="id69" draw:style-name="a364" draw:name="Ellipse 4">
          <svg:title/>
          <svg:desc/>
          <text:p text:style-name="a363" text:class-names="" text:cond-style-name=""><text:span text:style-name="a36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70" draw:style-name="a373" draw:name="Textfeld 20" svg:x="7.29411in" svg:y="3.88948in" svg:width="2.17438in" svg:height="0.47122in">
          <draw:text-box>
            <text:p text:style-name="a367" text:class-names="" text:cond-style-name=""><text:span text:style-name="a365" text:class-names="">Balanced variation</text:span><text:span text:style-name="a366" text:class-names=""/></text:p>
            <text:p text:style-name="a372" text:class-names="" text:cond-style-name=""><text:span text:style-name="a368" text:class-names="">(</text:span><text:span text:style-name="a369" text:class-names="">β</text:span><text:span text:style-name="a370" text:class-names="">BC BAL</text:span><text:span text:style-name="a371" text:class-names=""><text:s text:c="1"/>= 0.37)</text:span></text:p>
          </draw:text-box>
          <svg:title/>
          <svg:desc/>
        </draw:frame>
        <draw:custom-shape svg:x="7.78462in" svg:y="2.65091in" svg:width="1.1811in" svg:height="1.1811in" draw:id="id71" draw:style-name="a376" draw:name="Ellipse 4">
          <svg:title/>
          <svg:desc/>
          <text:p text:style-name="a375" text:class-names="" text:cond-style-name=""><text:span text:style-name="a37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78962in" svg:y="5.1057in" svg:width="1.1811in" svg:height="1.1811in" draw:id="id72" draw:style-name="a379" draw:name="Ellipse 4">
          <svg:title/>
          <svg:desc/>
          <text:p text:style-name="a378" text:class-names="" text:cond-style-name=""><text:span text:style-name="a37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73" draw:style-name="a383" draw:name="Textfeld 8" svg:x="8.42858in" svg:y="2.80222in" svg:width="0.45081in" svg:height="0.2861in">
          <draw:text-box>
            <text:p text:style-name="a382" text:class-names="" text:cond-style-name=""><text:span text:style-name="a380" text:class-names="">2.6</text:span><text:span text:style-name="a381" text:class-names=""/></text:p>
          </draw:text-box>
          <svg:title/>
          <svg:desc/>
        </draw:frame>
        <draw:frame draw:id="id74" draw:style-name="a387" draw:name="Textfeld 8" svg:x="8.14471in" svg:y="3.19104in" svg:width="0.59101in" svg:height="0.2861in">
          <draw:text-box>
            <text:p text:style-name="a386" text:class-names="" text:cond-style-name=""><text:span text:style-name="a384" text:class-names="">4.1***</text:span><text:span text:style-name="a385" text:class-names=""/></text:p>
          </draw:text-box>
          <svg:title/>
          <svg:desc/>
        </draw:frame>
        <draw:frame draw:id="id75" draw:style-name="a395" draw:name="Textfeld 10" svg:x="7.97843in" svg:y="3.39281in" svg:width="0.7204in" svg:height="0.50488in">
          <draw:text-box>
            <text:p text:style-name="a389" text:class-names="" text:cond-style-name=""><text:span text:style-name="a388" text:class-names="">PC1cY</text:span></text:p>
            <text:p text:style-name="a391" text:class-names="" text:cond-style-name=""><text:span text:style-name="a390" text:class-names="">PC3cY**</text:span></text:p>
            <text:p text:style-name="a394" text:class-names="" text:cond-style-name=""><text:span text:style-name="a392" text:class-names="">plotAge**</text:span><text:span text:style-name="a393" text:class-names=""/></text:p>
          </draw:text-box>
          <svg:title/>
          <svg:desc/>
        </draw:frame>
        <draw:frame draw:id="id76" draw:style-name="a399" draw:name="Textfeld 8" svg:x="8.1816in" svg:y="5.56596in" svg:width="0.55412in" svg:height="0.2861in">
          <draw:text-box>
            <text:p text:style-name="a398" text:class-names="" text:cond-style-name=""><text:span text:style-name="a396" text:class-names="">2.7**</text:span><text:span text:style-name="a397" text:class-names=""/></text:p>
          </draw:text-box>
          <svg:title/>
          <svg:desc/>
        </draw:frame>
        <draw:frame draw:id="id77" draw:style-name="a404" draw:name="Textfeld 10" svg:x="8.10017in" svg:y="5.74577in" svg:width="0.7204in" svg:height="0.37025in">
          <draw:text-box>
            <text:p text:style-name="a401" text:class-names="" text:cond-style-name=""><text:span text:style-name="a400" text:class-names="">PC3cY***</text:span></text:p>
            <text:p text:style-name="a403" text:class-names="" text:cond-style-name=""><text:span text:style-name="a402" text:class-names="">PC1cY</text:span></text:p>
          </draw:text-box>
          <svg:title/>
          <svg:desc/>
        </draw:frame>
        <draw:custom-shape svg:x="9.98615in" svg:y="1.97036in" svg:width="1.1811in" svg:height="1.1811in" draw:id="id78" draw:style-name="a407" draw:name="Ellipse 3">
          <svg:title/>
          <svg:desc/>
          <text:p text:style-name="a406" text:class-names="" text:cond-style-name=""><text:span text:style-name="a40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77327in" svg:y="1.97036in" svg:width="1.1811in" svg:height="1.1811in" draw:id="id79" draw:style-name="a410" draw:name="Ellipse 4">
          <svg:title/>
          <svg:desc/>
          <text:p text:style-name="a409" text:class-names="" text:cond-style-name=""><text:span text:style-name="a40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80" draw:style-name="a414" draw:name="Textfeld 7" svg:x="11.21629in" svg:y="2.23544in" svg:width="0.60183in" svg:height="0.2861in">
          <draw:text-box>
            <text:p text:style-name="a413" text:class-names="" text:cond-style-name=""><text:span text:style-name="a411" text:class-names="">6.5***</text:span><text:span text:style-name="a412" text:class-names=""/></text:p>
          </draw:text-box>
          <svg:title/>
          <svg:desc/>
        </draw:frame>
        <draw:frame draw:id="id81" draw:style-name="a420" draw:name="Textfeld 10" svg:x="11.11403in" svg:y="2.41335in" svg:width="0.94328in" svg:height="0.37025in">
          <draw:text-box>
            <text:p text:style-name="a416" text:class-names="" text:cond-style-name=""><text:span text:style-name="a415" text:class-names="">Distance river*</text:span></text:p>
            <text:p text:style-name="a419" text:class-names="" text:cond-style-name=""><text:span text:style-name="a417" text:class-names="">Location***</text:span><text:span text:style-name="a418" text:class-names=""/></text:p>
          </draw:text-box>
          <svg:title/>
          <svg:desc/>
        </draw:frame>
        <draw:frame draw:id="id82" draw:style-name="a428" draw:name="Textfeld 20" svg:x="9.88293in" svg:y="1.42321in" svg:width="2.17438in" svg:height="0.47122in">
          <draw:text-box>
            <text:p text:style-name="a422" text:class-names="" text:cond-style-name=""><text:span text:style-name="a421" text:class-names="">Turnover</text:span></text:p>
            <text:p text:style-name="a427" text:class-names="" text:cond-style-name=""><text:span text:style-name="a423" text:class-names="">(</text:span><text:span text:style-name="a424" text:class-names="">β</text:span><text:span text:style-name="a425" text:class-names="">SIM</text:span><text:span text:style-name="a426" text:class-names=""><text:s text:c="1"/>= 0.29)</text:span></text:p>
          </draw:text-box>
          <svg:title/>
          <svg:desc/>
        </draw:frame>
        <draw:custom-shape svg:x="9.99754in" svg:y="4.4189in" svg:width="1.1811in" svg:height="1.1811in" draw:id="id83" draw:style-name="a431" draw:name="Ellipse 3">
          <svg:title/>
          <svg:desc/>
          <text:p text:style-name="a430" text:class-names="" text:cond-style-name=""><text:span text:style-name="a42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75902in" svg:y="4.41891in" svg:width="1.1811in" svg:height="1.1811in" draw:id="id84" draw:style-name="a434" draw:name="Ellipse 4">
          <svg:title/>
          <svg:desc/>
          <text:p text:style-name="a433" text:class-names="" text:cond-style-name=""><text:span text:style-name="a43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85" draw:style-name="a443" draw:name="Textfeld 20" svg:x="9.88578in" svg:y="3.91448in" svg:width="2.17438in" svg:height="0.47122in">
          <draw:text-box>
            <text:p text:style-name="a437" text:class-names="" text:cond-style-name=""><text:span text:style-name="a435" text:class-names="">Balanced variation</text:span><text:span text:style-name="a436" text:class-names=""/></text:p>
            <text:p text:style-name="a442" text:class-names="" text:cond-style-name=""><text:span text:style-name="a438" text:class-names="">(</text:span><text:span text:style-name="a439" text:class-names="">β</text:span><text:span text:style-name="a440" text:class-names="">BC BAL</text:span><text:span text:style-name="a441" text:class-names=""><text:s text:c="1"/>= 0.41)</text:span></text:p>
          </draw:text-box>
          <svg:title/>
          <svg:desc/>
        </draw:frame>
        <draw:custom-shape svg:x="10.37629in" svg:y="2.67591in" svg:width="1.1811in" svg:height="1.1811in" draw:id="id86" draw:style-name="a446" draw:name="Ellipse 4">
          <svg:title/>
          <svg:desc/>
          <text:p text:style-name="a445" text:class-names="" text:cond-style-name=""><text:span text:style-name="a44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38129in" svg:y="5.1307in" svg:width="1.1811in" svg:height="1.1811in" draw:id="id87" draw:style-name="a449" draw:name="Ellipse 4">
          <svg:title/>
          <svg:desc/>
          <text:p text:style-name="a448" text:class-names="" text:cond-style-name=""><text:span text:style-name="a44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88" draw:style-name="a453" draw:name="Textfeld 8" svg:x="10.15611in" svg:y="4.68929in" svg:width="0.73016in" svg:height="0.2861in">
          <draw:text-box>
            <text:p text:style-name="a452" text:class-names="" text:cond-style-name=""><text:span text:style-name="a450" text:class-names="">10.7***</text:span><text:span text:style-name="a451" text:class-names=""/></text:p>
          </draw:text-box>
          <svg:title/>
          <svg:desc/>
        </draw:frame>
        <draw:frame draw:id="id89" draw:style-name="a460" draw:name="Textfeld 10" svg:x="10.12521in" svg:y="4.90688in" svg:width="0.7204in" svg:height="0.50488in">
          <draw:text-box>
            <text:p text:style-name="a455" text:class-names="" text:cond-style-name=""><text:span text:style-name="a454" text:class-names="">PC3soil*</text:span></text:p>
            <text:p text:style-name="a457" text:class-names="" text:cond-style-name=""><text:span text:style-name="a456" text:class-names="">PC2soi**l</text:span></text:p>
            <text:p text:style-name="a459" text:class-names="" text:cond-style-name=""><text:span text:style-name="a458" text:class-names="">PC1soil*</text:span></text:p>
          </draw:text-box>
          <svg:title/>
          <svg:desc/>
        </draw:frame>
        <draw:frame draw:id="id90" draw:style-name="a464" draw:name="Textfeld 8" svg:x="7.54417in" svg:y="4.69835in" svg:width="0.59101in" svg:height="0.2861in">
          <draw:text-box>
            <text:p text:style-name="a463" text:class-names="" text:cond-style-name=""><text:span text:style-name="a461" text:class-names="">4.3***</text:span><text:span text:style-name="a462" text:class-names=""/></text:p>
          </draw:text-box>
          <svg:title/>
          <svg:desc/>
        </draw:frame>
        <draw:frame draw:id="id91" draw:style-name="a468" draw:name="Textfeld 8" svg:x="8.56594in" svg:y="4.6356in" svg:width="0.59101in" svg:height="0.2861in">
          <draw:text-box>
            <text:p text:style-name="a467" text:class-names="" text:cond-style-name=""><text:span text:style-name="a465" text:class-names="">4.8***</text:span><text:span text:style-name="a466" text:class-names=""/></text:p>
          </draw:text-box>
          <svg:title/>
          <svg:desc/>
        </draw:frame>
        <draw:frame draw:id="id92" draw:style-name="a472" draw:name="Textfeld 8" svg:x="8.45866in" svg:y="5.24453in" svg:width="0.45081in" svg:height="0.2861in">
          <draw:text-box>
            <text:p text:style-name="a471" text:class-names="" text:cond-style-name=""><text:span text:style-name="a469" text:class-names="">1.1</text:span><text:span text:style-name="a470" text:class-names=""/></text:p>
          </draw:text-box>
          <svg:title/>
          <svg:desc/>
        </draw:frame>
        <draw:frame draw:id="id93" draw:style-name="a476" draw:name="Textfeld 8" svg:x="8.18859in" svg:y="5.10908in" svg:width="0.45081in" svg:height="0.2861in">
          <draw:text-box>
            <text:p text:style-name="a475" text:class-names="" text:cond-style-name=""><text:span text:style-name="a473" text:class-names="">1.2</text:span><text:span text:style-name="a474" text:class-names=""/></text:p>
          </draw:text-box>
          <svg:title/>
          <svg:desc/>
        </draw:frame>
        <draw:frame draw:id="id94" draw:style-name="a481" draw:name="Textfeld 10" svg:x="7.4415in" svg:y="4.98445in" svg:width="0.7204in" svg:height="0.37025in">
          <draw:text-box>
            <text:p text:style-name="a478" text:class-names="" text:cond-style-name=""><text:span text:style-name="a477" text:class-names="">PC3soil***</text:span></text:p>
            <text:p text:style-name="a480" text:class-names="" text:cond-style-name=""><text:span text:style-name="a479" text:class-names="">PC1soil</text:span></text:p>
          </draw:text-box>
          <svg:title/>
          <svg:desc/>
        </draw:frame>
        <draw:frame draw:id="id95" draw:style-name="a487" draw:name="Textfeld 10" svg:x="8.56594in" svg:y="4.83981in" svg:width="0.94328in" svg:height="0.37025in">
          <draw:text-box>
            <text:p text:style-name="a483" text:class-names="" text:cond-style-name=""><text:span text:style-name="a482" text:class-names="">MEM1***</text:span></text:p>
            <text:p text:style-name="a486" text:class-names="" text:cond-style-name=""><text:span text:style-name="a484" text:class-names="">River km***</text:span><text:span text:style-name="a485" text:class-names=""/></text:p>
          </draw:text-box>
          <svg:title/>
          <svg:desc/>
        </draw:frame>
        <draw:frame draw:id="id96" draw:style-name="a491" draw:name="Textfeld 7" svg:x="10.10999in" svg:y="2.23016in" svg:width="0.76622in" svg:height="0.2861in">
          <draw:text-box>
            <text:p text:style-name="a490" text:class-names="" text:cond-style-name=""><text:span text:style-name="a488" text:class-names="">15.5***</text:span><text:span text:style-name="a489" text:class-names=""/></text:p>
          </draw:text-box>
          <svg:title/>
          <svg:desc/>
        </draw:frame>
        <draw:frame draw:id="id97" draw:style-name="a498" draw:name="Textfeld 10" svg:x="10.043in" svg:y="2.43331in" svg:width="0.94328in" svg:height="0.50488in">
          <draw:text-box>
            <text:p text:style-name="a493" text:class-names="" text:cond-style-name=""><text:span text:style-name="a492" text:class-names="">Exposition***</text:span></text:p>
            <text:p text:style-name="a495" text:class-names="" text:cond-style-name=""><text:span text:style-name="a494" text:class-names="">PC1soil *</text:span></text:p>
            <text:p text:style-name="a497" text:class-names="" text:cond-style-name=""><text:span text:style-name="a496" text:class-names="">PC3soil*</text:span></text:p>
          </draw:text-box>
          <svg:title/>
          <svg:desc/>
        </draw:frame>
        <draw:frame draw:id="id98" draw:style-name="a502" draw:name="Textfeld 8" svg:x="11.264in" svg:y="4.68283in" svg:width="0.55412in" svg:height="0.2861in">
          <draw:text-box>
            <text:p text:style-name="a501" text:class-names="" text:cond-style-name=""><text:span text:style-name="a499" text:class-names="">3.3**</text:span><text:span text:style-name="a500" text:class-names=""/></text:p>
          </draw:text-box>
          <svg:title/>
          <svg:desc/>
        </draw:frame>
        <draw:frame draw:id="id99" draw:style-name="a505" draw:name="Textfeld 10" svg:x="11.23867in" svg:y="4.87826in" svg:width="0.7204in" svg:height="0.23561in">
          <draw:text-box>
            <text:p text:style-name="a504" text:class-names="" text:cond-style-name=""><text:span text:style-name="a503" text:class-names="">MEM2</text:span></text:p>
          </draw:text-box>
          <svg:title/>
          <svg:desc/>
        </draw:frame>
        <draw:custom-shape svg:x="1.19448in" svg:y="1.80786in" svg:width="1.1811in" svg:height="1.1811in" draw:id="id100" draw:style-name="a508" draw:name="Ellipse 3">
          <svg:title/>
          <svg:desc/>
          <text:p text:style-name="a507" text:class-names="" text:cond-style-name=""><text:span text:style-name="a50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9816in" svg:y="1.80786in" svg:width="1.1811in" svg:height="1.1811in" draw:id="id101" draw:style-name="a511" draw:name="Ellipse 4">
          <svg:title/>
          <svg:desc/>
          <text:p text:style-name="a510" text:class-names="" text:cond-style-name=""><text:span text:style-name="a50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02" draw:style-name="a514" draw:name="Textfeld 7" svg:x="2.42462in" svg:y="2.07294in" svg:width="0.60183in" svg:height="0.2861in">
          <draw:text-box>
            <text:p text:style-name="a513" text:class-names="" text:cond-style-name=""><text:span text:style-name="a512" text:class-names="">3.3***</text:span></text:p>
          </draw:text-box>
          <svg:title/>
          <svg:desc/>
        </draw:frame>
        <draw:frame draw:id="id103" draw:style-name="a518" draw:name="Textfeld 8" svg:x="1.96444in" svg:y="2.17122in" svg:width="0.45081in" svg:height="0.2861in">
          <draw:text-box>
            <text:p text:style-name="a517" text:class-names="" text:cond-style-name=""><text:span text:style-name="a515" text:class-names="">1.4</text:span><text:span text:style-name="a516" text:class-names=""/></text:p>
          </draw:text-box>
          <svg:title/>
          <svg:desc/>
        </draw:frame>
        <draw:frame draw:id="id104" draw:style-name="a524" draw:name="Textfeld 10" svg:x="2.32236in" svg:y="2.25085in" svg:width="0.94328in" svg:height="0.37025in">
          <draw:text-box>
            <text:p text:style-name="a520" text:class-names="" text:cond-style-name=""><text:span text:style-name="a519" text:class-names="">River km***</text:span></text:p>
            <text:p text:style-name="a523" text:class-names="" text:cond-style-name=""><text:span text:style-name="a521" text:class-names="">Distance river*</text:span><text:span text:style-name="a522" text:class-names=""/></text:p>
          </draw:text-box>
          <svg:title/>
          <svg:desc/>
        </draw:frame>
        <draw:frame draw:id="id105" draw:style-name="a532" draw:name="Textfeld 20" svg:x="1.09126in" svg:y="1.26071in" svg:width="2.17438in" svg:height="0.47122in">
          <draw:text-box>
            <text:p text:style-name="a526" text:class-names="" text:cond-style-name=""><text:span text:style-name="a525" text:class-names="">Turnover</text:span></text:p>
            <text:p text:style-name="a531" text:class-names="" text:cond-style-name=""><text:span text:style-name="a527" text:class-names="">(</text:span><text:span text:style-name="a528" text:class-names="">β</text:span><text:span text:style-name="a529" text:class-names="">SIM</text:span><text:span text:style-name="a530" text:class-names=""><text:s text:c="1"/>= 0.27)</text:span></text:p>
          </draw:text-box>
          <svg:title/>
          <svg:desc/>
        </draw:frame>
        <draw:custom-shape svg:x="1.20587in" svg:y="4.2564in" svg:width="1.1811in" svg:height="1.1811in" draw:id="id106" draw:style-name="a535" draw:name="Ellipse 3">
          <svg:title/>
          <svg:desc/>
          <text:p text:style-name="a534" text:class-names="" text:cond-style-name=""><text:span text:style-name="a53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96735in" svg:y="4.25641in" svg:width="1.1811in" svg:height="1.1811in" draw:id="id107" draw:style-name="a538" draw:name="Ellipse 4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08" draw:style-name="a547" draw:name="Textfeld 20" svg:x="1.09411in" svg:y="3.75198in" svg:width="2.17438in" svg:height="0.47122in">
          <draw:text-box>
            <text:p text:style-name="a541" text:class-names="" text:cond-style-name=""><text:span text:style-name="a539" text:class-names="">Balanced variation</text:span><text:span text:style-name="a540" text:class-names=""/></text:p>
            <text:p text:style-name="a546" text:class-names="" text:cond-style-name=""><text:span text:style-name="a542" text:class-names="">(</text:span><text:span text:style-name="a543" text:class-names="">β</text:span><text:span text:style-name="a544" text:class-names="">BC BAL</text:span><text:span text:style-name="a545" text:class-names=""><text:s text:c="1"/>= 0.39)</text:span></text:p>
          </draw:text-box>
          <svg:title/>
          <svg:desc/>
        </draw:frame>
        <draw:custom-shape svg:x="1.58462in" svg:y="2.51341in" svg:width="1.1811in" svg:height="1.1811in" draw:id="id109" draw:style-name="a550" draw:name="Ellipse 4">
          <svg:title/>
          <svg:desc/>
          <text:p text:style-name="a549" text:class-names="" text:cond-style-name=""><text:span text:style-name="a54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58962in" svg:y="4.9682in" svg:width="1.1811in" svg:height="1.1811in" draw:id="id110" draw:style-name="a553" draw:name="Ellipse 4">
          <svg:title/>
          <svg:desc/>
          <text:p text:style-name="a552" text:class-names="" text:cond-style-name=""><text:span text:style-name="a55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11" draw:style-name="a557" draw:name="Textfeld 8" svg:x="2.22858in" svg:y="2.66472in" svg:width="0.45081in" svg:height="0.2861in">
          <draw:text-box>
            <text:p text:style-name="a556" text:class-names="" text:cond-style-name=""><text:span text:style-name="a554" text:class-names="">2.9</text:span><text:span text:style-name="a555" text:class-names=""/></text:p>
          </draw:text-box>
          <svg:title/>
          <svg:desc/>
        </draw:frame>
        <draw:frame draw:id="id112" draw:style-name="a561" draw:name="Textfeld 8" svg:x="1.94471in" svg:y="3.05354in" svg:width="0.55412in" svg:height="0.2861in">
          <draw:text-box>
            <text:p text:style-name="a560" text:class-names="" text:cond-style-name=""><text:span text:style-name="a558" text:class-names="">4.7**</text:span><text:span text:style-name="a559" text:class-names=""/></text:p>
          </draw:text-box>
          <svg:title/>
          <svg:desc/>
        </draw:frame>
        <draw:frame draw:id="id113" draw:style-name="a567" draw:name="Textfeld 10" svg:x="1.77843in" svg:y="3.25531in" svg:width="0.7204in" svg:height="0.37025in">
          <draw:text-box>
            <text:p text:style-name="a563" text:class-names="" text:cond-style-name=""><text:span text:style-name="a562" text:class-names="">PC3cY*</text:span></text:p>
            <text:p text:style-name="a566" text:class-names="" text:cond-style-name=""><text:span text:style-name="a564" text:class-names="">PC1cY*</text:span><text:span text:style-name="a565" text:class-names=""/></text:p>
          </draw:text-box>
          <svg:title/>
          <svg:desc/>
        </draw:frame>
        <draw:frame draw:id="id114" draw:style-name="a571" draw:name="Textfeld 8" svg:x="1.9816in" svg:y="5.42846in" svg:width="0.55412in" svg:height="0.2861in">
          <draw:text-box>
            <text:p text:style-name="a570" text:class-names="" text:cond-style-name=""><text:span text:style-name="a568" text:class-names="">2.0*</text:span><text:span text:style-name="a569" text:class-names=""/></text:p>
          </draw:text-box>
          <svg:title/>
          <svg:desc/>
        </draw:frame>
        <draw:frame draw:id="id115" draw:style-name="a576" draw:name="Textfeld 10" svg:x="1.90017in" svg:y="5.60827in" svg:width="0.7204in" svg:height="0.37025in">
          <draw:text-box>
            <text:p text:style-name="a573" text:class-names="" text:cond-style-name=""><text:span text:style-name="a572" text:class-names="">plotAge***</text:span></text:p>
            <text:p text:style-name="a575" text:class-names="" text:cond-style-name=""><text:span text:style-name="a574" text:class-names="">PC1cY*</text:span></text:p>
          </draw:text-box>
          <svg:title/>
          <svg:desc/>
        </draw:frame>
        <draw:frame draw:id="id116" draw:style-name="a581" draw:name="Textfeld 8" svg:x="1.34634in" svg:y="2.01778in" svg:width="0.83976in" svg:height="0.2861in">
          <draw:text-box>
            <text:p text:style-name="a580" text:class-names="" text:cond-style-name=""><text:span text:style-name="a577" text:class-names="">&lt;0.01</text:span><text:span text:style-name="a578" text:class-names="">*</text:span><text:span text:style-name="a579" text:class-names=""/></text:p>
          </draw:text-box>
          <svg:title/>
          <svg:desc/>
        </draw:frame>
        <draw:frame draw:id="id117" draw:style-name="a584" draw:name="Textfeld 10" svg:x="1.27995in" svg:y="2.28074in" svg:width="0.7204in" svg:height="0.23561in">
          <draw:text-box>
            <text:p text:style-name="a583" text:class-names="" text:cond-style-name=""><text:span text:style-name="a582" text:class-names="">PC1soil</text:span></text:p>
          </draw:text-box>
          <svg:title/>
          <svg:desc/>
        </draw:frame>
        <draw:custom-shape svg:x="4.28401in" svg:y="1.91469in" svg:width="1.1811in" svg:height="1.1811in" draw:id="id118" draw:style-name="a587" draw:name="Ellipse 3">
          <svg:title/>
          <svg:desc/>
          <text:p text:style-name="a586" text:class-names="" text:cond-style-name=""><text:span text:style-name="a58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07113in" svg:y="1.91469in" svg:width="1.1811in" svg:height="1.1811in" draw:id="id119" draw:style-name="a590" draw:name="Ellipse 4">
          <svg:title/>
          <svg:desc/>
          <text:p text:style-name="a589" text:class-names="" text:cond-style-name=""><text:span text:style-name="a58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20" draw:style-name="a594" draw:name="Textfeld 7" svg:x="5.51414in" svg:y="2.17977in" svg:width="0.60183in" svg:height="0.2861in">
          <draw:text-box>
            <text:p text:style-name="a593" text:class-names="" text:cond-style-name=""><text:span text:style-name="a591" text:class-names="">4.5***</text:span><text:span text:style-name="a592" text:class-names=""/></text:p>
          </draw:text-box>
          <svg:title/>
          <svg:desc/>
        </draw:frame>
        <draw:frame draw:id="id121" draw:style-name="a605" draw:name="Textfeld 10" svg:x="5.41189in" svg:y="2.35768in" svg:width="0.94328in" svg:height="0.50488in">
          <draw:text-box>
            <text:p text:style-name="a596" text:class-names="" text:cond-style-name=""><text:span text:style-name="a595" text:class-names="">River km**</text:span></text:p>
            <text:p text:style-name="a601" text:class-names="" text:cond-style-name=""><text:span text:style-name="a597" text:class-names="">Distance</text:span><text:span text:style-name="a598" text:class-names=""><text:s text:c="1"/></text:span><text:span text:style-name="a599" text:class-names="">river</text:span><text:span text:style-name="a600" text:class-names="">*</text:span></text:p>
            <text:p text:style-name="a604" text:class-names="" text:cond-style-name=""><text:span text:style-name="a602" text:class-names="">MEM2**</text:span><text:span text:style-name="a603" text:class-names=""/></text:p>
          </draw:text-box>
          <svg:title/>
          <svg:desc/>
        </draw:frame>
        <draw:frame draw:id="id122" draw:style-name="a613" draw:name="Textfeld 20" svg:x="4.18079in" svg:y="1.36754in" svg:width="2.17438in" svg:height="0.47122in">
          <draw:text-box>
            <text:p text:style-name="a607" text:class-names="" text:cond-style-name=""><text:span text:style-name="a606" text:class-names="">Turnover</text:span></text:p>
            <text:p text:style-name="a612" text:class-names="" text:cond-style-name=""><text:span text:style-name="a608" text:class-names="">(</text:span><text:span text:style-name="a609" text:class-names="">β</text:span><text:span text:style-name="a610" text:class-names="">SIM</text:span><text:span text:style-name="a611" text:class-names=""><text:s text:c="1"/>= 0.27)</text:span></text:p>
          </draw:text-box>
          <svg:title/>
          <svg:desc/>
        </draw:frame>
        <draw:custom-shape svg:x="4.2954in" svg:y="4.36323in" svg:width="1.1811in" svg:height="1.1811in" draw:id="id123" draw:style-name="a616" draw:name="Ellipse 3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05688in" svg:y="4.36324in" svg:width="1.1811in" svg:height="1.1811in" draw:id="id124" draw:style-name="a619" draw:name="Ellipse 4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25" draw:style-name="a628" draw:name="Textfeld 20" svg:x="4.18364in" svg:y="3.85882in" svg:width="2.17438in" svg:height="0.47122in">
          <draw:text-box>
            <text:p text:style-name="a622" text:class-names="" text:cond-style-name=""><text:span text:style-name="a620" text:class-names="">Balanced variation</text:span><text:span text:style-name="a621" text:class-names=""/></text:p>
            <text:p text:style-name="a627" text:class-names="" text:cond-style-name=""><text:span text:style-name="a623" text:class-names="">(</text:span><text:span text:style-name="a624" text:class-names="">β</text:span><text:span text:style-name="a625" text:class-names="">BC BAL</text:span><text:span text:style-name="a626" text:class-names=""><text:s text:c="1"/>= 0.38)</text:span></text:p>
          </draw:text-box>
          <svg:title/>
          <svg:desc/>
        </draw:frame>
        <draw:custom-shape svg:x="4.67415in" svg:y="2.62024in" svg:width="1.1811in" svg:height="1.1811in" draw:id="id126" draw:style-name="a631" draw:name="Ellipse 4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67915in" svg:y="5.07503in" svg:width="1.1811in" svg:height="1.1811in" draw:id="id127" draw:style-name="a634" draw:name="Ellipse 4">
          <svg:title/>
          <svg:desc/>
          <text:p text:style-name="a633" text:class-names="" text:cond-style-name=""><text:span text:style-name="a63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28" draw:style-name="a638" draw:name="Textfeld 8" svg:x="5.3181in" svg:y="2.77155in" svg:width="0.45081in" svg:height="0.2861in">
          <draw:text-box>
            <text:p text:style-name="a637" text:class-names="" text:cond-style-name=""><text:span text:style-name="a635" text:class-names="">4.6</text:span><text:span text:style-name="a636" text:class-names=""/></text:p>
          </draw:text-box>
          <svg:title/>
          <svg:desc/>
        </draw:frame>
        <draw:frame draw:id="id129" draw:style-name="a642" draw:name="Textfeld 8" svg:x="5.03424in" svg:y="3.16037in" svg:width="0.67586in" svg:height="0.2861in">
          <draw:text-box>
            <text:p text:style-name="a641" text:class-names="" text:cond-style-name=""><text:span text:style-name="a639" text:class-names="">1.7***</text:span><text:span text:style-name="a640" text:class-names=""/></text:p>
          </draw:text-box>
          <svg:title/>
          <svg:desc/>
        </draw:frame>
        <draw:frame draw:id="id130" draw:style-name="a651" draw:name="Textfeld 10" svg:x="4.86796in" svg:y="3.36214in" svg:width="0.7204in" svg:height="0.50488in">
          <draw:text-box>
            <text:p text:style-name="a644" text:class-names="" text:cond-style-name=""><text:span text:style-name="a643" text:class-names="">PC1cY*</text:span></text:p>
            <text:p text:style-name="a646" text:class-names="" text:cond-style-name=""><text:span text:style-name="a645" text:class-names="">PC3cY</text:span></text:p>
            <text:p text:style-name="a650" text:class-names="" text:cond-style-name=""><text:span text:style-name="a647" text:class-names="">plotAge</text:span><text:span text:style-name="a648" text:class-names="">*</text:span><text:span text:style-name="a649" text:class-names=""/></text:p>
          </draw:text-box>
          <svg:title/>
          <svg:desc/>
        </draw:frame>
        <draw:frame draw:id="id131" draw:style-name="a655" draw:name="Textfeld 8" svg:x="5.02049in" svg:y="5.51279in" svg:width="0.67586in" svg:height="0.2861in">
          <draw:text-box>
            <text:p text:style-name="a654" text:class-names="" text:cond-style-name=""><text:span text:style-name="a652" text:class-names="">2.7**</text:span><text:span text:style-name="a653" text:class-names=""/></text:p>
          </draw:text-box>
          <svg:title/>
          <svg:desc/>
        </draw:frame>
        <draw:frame draw:id="id132" draw:style-name="a658" draw:name="Textfeld 10" svg:x="4.85421in" svg:y="5.71456in" svg:width="0.7204in" svg:height="0.23561in">
          <draw:text-box>
            <text:p text:style-name="a657" text:class-names="" text:cond-style-name=""><text:span text:style-name="a656" text:class-names="">PC2cY</text:span></text:p>
          </draw:text-box>
          <svg:title/>
          <svg:desc/>
        </draw:frame>
        <draw:frame draw:id="id133" draw:style-name="a662" draw:name="Textfeld 8" svg:x="5.54041in" svg:y="4.59265in" svg:width="0.67586in" svg:height="0.2861in">
          <draw:text-box>
            <text:p text:style-name="a661" text:class-names="" text:cond-style-name=""><text:span text:style-name="a659" text:class-names="">8.4***</text:span><text:span text:style-name="a660" text:class-names=""/></text:p>
          </draw:text-box>
          <svg:title/>
          <svg:desc/>
        </draw:frame>
        <draw:frame draw:id="id134" draw:style-name="a665" draw:name="Textfeld 10" svg:x="5.37413in" svg:y="4.79442in" svg:width="0.7204in" svg:height="0.23561in">
          <draw:text-box>
            <text:p text:style-name="a664" text:class-names="" text:cond-style-name=""><text:span text:style-name="a663" text:class-names="">MEM2</text:span></text:p>
          </draw:text-box>
          <svg:title/>
          <svg:desc/>
        </draw:frame>
        <draw:frame draw:id="id135" draw:style-name="a669" draw:name="Textfeld 8" svg:x="4.55912in" svg:y="4.52693in" svg:width="0.67586in" svg:height="0.2861in">
          <draw:text-box>
            <text:p text:style-name="a668" text:class-names="" text:cond-style-name=""><text:span text:style-name="a666" text:class-names="">4.1*</text:span><text:span text:style-name="a667" text:class-names=""/></text:p>
          </draw:text-box>
          <svg:title/>
          <svg:desc/>
        </draw:frame>
        <draw:frame draw:id="id136" draw:style-name="a672" draw:name="Textfeld 10" svg:x="4.39284in" svg:y="4.7287in" svg:width="0.7204in" svg:height="0.23561in">
          <draw:text-box>
            <text:p text:style-name="a671" text:class-names="" text:cond-style-name=""><text:span text:style-name="a670" text:class-names="">PC1soil</text:span></text:p>
          </draw:text-box>
          <svg:title/>
          <svg:desc/>
        </draw:frame>
        <draw:frame draw:id="id137" draw:style-name="a677" draw:name="Textfeld 45" svg:x="8.16335in" svg:y="0.27295in" svg:width="1.74915in" svg:height="0.40391in">
          <draw:text-box>
            <text:p text:style-name="a676" text:class-names="" text:cond-style-name=""><text:span text:style-name="a673" text:class-names="">2019<text:s text:c="1"/></text:span><text:span text:style-name="a674" text:class-names="">(n = 64)</text:span><text:span text:style-name="a675" text:class-names=""/></text:p>
          </draw:text-box>
          <svg:title/>
          <svg:desc/>
        </draw:frame>
        <draw:frame draw:id="id138" draw:style-name="a680" draw:name="Textfeld 45" svg:x="10.65749in" svg:y="0.29493in" svg:width="1.8824in" svg:height="0.40391in">
          <draw:text-box>
            <text:p text:style-name="a679" text:class-names="" text:cond-style-name=""><text:span text:style-name="a678" text:class-names="">2021 (n = 44)</text:span></text:p>
          </draw:text-box>
          <svg:title/>
          <svg:desc/>
        </draw:frame>
        <draw:frame draw:id="id139" draw:style-name="a683" draw:name="Textfeld 45" svg:x="1.13533in" svg:y="0.2748in" svg:width="1.73584in" svg:height="0.40391in">
          <draw:text-box>
            <text:p text:style-name="a682" text:class-names="" text:cond-style-name=""><text:span text:style-name="a681" text:class-names="">2017 (n = 69)</text:span></text:p>
          </draw:text-box>
          <svg:title/>
          <svg:desc/>
        </draw:frame>
        <draw:frame draw:id="id140" draw:style-name="a686" draw:name="Textfeld 71" svg:x="4.40189in" svg:y="0.3161in" svg:width="1.72131in" svg:height="0.40391in">
          <draw:text-box>
            <text:p text:style-name="a685" text:class-names="" text:cond-style-name=""><text:span text:style-name="a684" text:class-names="">2018 (n = 65)</text:span></text:p>
          </draw:text-box>
          <svg:title/>
          <svg:desc/>
        </draw:frame>
      </draw:page>
      <draw:page draw:name="Slide2" draw:style-name="a687" draw:master-page-name="Master1-Layout7-blank-Leer" presentation:presentation-page-layout-name="Master1-PPL7" draw:id="Slide-257">
        <draw:custom-shape svg:x="7.57592in" svg:y="1.80707in" svg:width="1.1811in" svg:height="1.1811in" draw:id="id141" draw:style-name="a690" draw:name="Ellipse 11">
          <svg:title/>
          <svg:desc/>
          <text:p text:style-name="a689" text:class-names="" text:cond-style-name=""><text:span text:style-name="a68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27757in" svg:y="1.80707in" svg:width="1.1811in" svg:height="1.1811in" draw:id="id142" draw:style-name="a693" draw:name="Ellipse 12">
          <svg:title/>
          <svg:desc/>
          <text:p text:style-name="a692" text:class-names="" text:cond-style-name=""><text:span text:style-name="a69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43" draw:style-name="a702" draw:name="Textfeld 19" svg:x="7.31837in" svg:y="1.29821in" svg:width="2.39017in" svg:height="0.47122in">
          <draw:text-box>
            <text:p text:style-name="a696" text:class-names="" text:cond-style-name=""><text:span text:style-name="a694" text:class-names="">Nestedness</text:span><text:span text:style-name="a695" text:class-names=""/></text:p>
            <text:p text:style-name="a701" text:class-names="" text:cond-style-name=""><text:span text:style-name="a697" text:class-names="">(</text:span><text:span text:style-name="a698" text:class-names="">β</text:span><text:span text:style-name="a699" text:class-names="">SNE</text:span><text:span text:style-name="a700" text:class-names=""><text:s text:c="1"/>= 0.04)</text:span></text:p>
          </draw:text-box>
          <svg:title/>
          <svg:desc/>
        </draw:frame>
        <draw:custom-shape svg:x="7.53603in" svg:y="4.2898in" svg:width="1.1811in" svg:height="1.1811in" draw:id="id144" draw:style-name="a705" draw:name="Ellipse 11">
          <svg:title/>
          <svg:desc/>
          <text:p text:style-name="a704" text:class-names="" text:cond-style-name=""><text:span text:style-name="a70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31462in" svg:y="4.2898in" svg:width="1.1811in" svg:height="1.1811in" draw:id="id145" draw:style-name="a708" draw:name="Ellipse 12">
          <svg:title/>
          <svg:desc/>
          <text:p text:style-name="a707" text:class-names="" text:cond-style-name=""><text:span text:style-name="a70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46" draw:style-name="a717" draw:name="Textfeld 19" svg:x="7.32122in" svg:y="3.75198in" svg:width="2.39017in" svg:height="0.47122in">
          <draw:text-box>
            <text:p text:style-name="a711" text:class-names="" text:cond-style-name=""><text:span text:style-name="a709" text:class-names="">Abundance gradient</text:span><text:span text:style-name="a710" text:class-names=""/></text:p>
            <text:p text:style-name="a716" text:class-names="" text:cond-style-name=""><text:span text:style-name="a712" text:class-names="">(</text:span><text:span text:style-name="a713" text:class-names="">β</text:span><text:span text:style-name="a714" text:class-names="">BC GRA</text:span><text:span text:style-name="a715" text:class-names=""><text:s text:c="1"/>= 0.02)</text:span></text:p>
          </draw:text-box>
          <svg:title/>
          <svg:desc/>
        </draw:frame>
        <draw:custom-shape svg:x="7.93559in" svg:y="2.5029in" svg:width="1.1811in" svg:height="1.1811in" draw:id="id147" draw:style-name="a720" draw:name="Ellipse 4">
          <svg:title/>
          <svg:desc/>
          <text:p text:style-name="a719" text:class-names="" text:cond-style-name=""><text:span text:style-name="a71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92156in" svg:y="4.95705in" svg:width="1.1811in" svg:height="1.1811in" draw:id="id148" draw:style-name="a723" draw:name="Ellipse 4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49" draw:style-name="a728" draw:name="Textfeld 45" svg:x="8.16335in" svg:y="0.27295in" svg:width="1.74915in" svg:height="0.40391in">
          <draw:text-box>
            <text:p text:style-name="a727" text:class-names="" text:cond-style-name=""><text:span text:style-name="a724" text:class-names="">2019<text:s text:c="1"/></text:span><text:span text:style-name="a725" text:class-names="">(n = 64)</text:span><text:span text:style-name="a726" text:class-names=""/></text:p>
          </draw:text-box>
          <svg:title/>
          <svg:desc/>
        </draw:frame>
        <draw:custom-shape svg:x="10.41759in" svg:y="1.80707in" svg:width="1.1811in" svg:height="1.1811in" draw:id="id150" draw:style-name="a731" draw:name="Ellipse 11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11924in" svg:y="1.80707in" svg:width="1.1811in" svg:height="1.1811in" draw:id="id151" draw:style-name="a734" draw:name="Ellipse 12">
          <svg:title/>
          <svg:desc/>
          <text:p text:style-name="a733" text:class-names="" text:cond-style-name=""><text:span text:style-name="a73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52" draw:style-name="a743" draw:name="Textfeld 19" svg:x="10.16004in" svg:y="1.26071in" svg:width="2.39017in" svg:height="0.47122in">
          <draw:text-box>
            <text:p text:style-name="a737" text:class-names="" text:cond-style-name=""><text:span text:style-name="a735" text:class-names="">Nestedness</text:span><text:span text:style-name="a736" text:class-names=""/></text:p>
            <text:p text:style-name="a742" text:class-names="" text:cond-style-name=""><text:span text:style-name="a738" text:class-names="">(</text:span><text:span text:style-name="a739" text:class-names="">β</text:span><text:span text:style-name="a740" text:class-names="">SNE</text:span><text:span text:style-name="a741" text:class-names=""><text:s text:c="1"/>= 0.05)</text:span></text:p>
          </draw:text-box>
          <svg:title/>
          <svg:desc/>
        </draw:frame>
        <draw:custom-shape svg:x="10.3777in" svg:y="4.2898in" svg:width="1.1811in" svg:height="1.1811in" draw:id="id153" draw:style-name="a746" draw:name="Ellipse 11">
          <svg:title/>
          <svg:desc/>
          <text:p text:style-name="a745" text:class-names="" text:cond-style-name=""><text:span text:style-name="a74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15629in" svg:y="4.2898in" svg:width="1.1811in" svg:height="1.1811in" draw:id="id154" draw:style-name="a749" draw:name="Ellipse 12">
          <svg:title/>
          <svg:desc/>
          <text:p text:style-name="a748" text:class-names="" text:cond-style-name=""><text:span text:style-name="a74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55" draw:style-name="a758" draw:name="Textfeld 19" svg:x="10.16289in" svg:y="3.75198in" svg:width="2.39017in" svg:height="0.47122in">
          <draw:text-box>
            <text:p text:style-name="a752" text:class-names="" text:cond-style-name=""><text:span text:style-name="a750" text:class-names="">Abundance gradient</text:span><text:span text:style-name="a751" text:class-names=""/></text:p>
            <text:p text:style-name="a757" text:class-names="" text:cond-style-name=""><text:span text:style-name="a753" text:class-names="">(</text:span><text:span text:style-name="a754" text:class-names="">β</text:span><text:span text:style-name="a755" text:class-names="">BC GRA</text:span><text:span text:style-name="a756" text:class-names=""><text:s text:c="1"/>= 0.02)</text:span></text:p>
          </draw:text-box>
          <svg:title/>
          <svg:desc/>
        </draw:frame>
        <draw:custom-shape svg:x="10.76476in" svg:y="2.5029in" svg:width="1.1811in" svg:height="1.1811in" draw:id="id156" draw:style-name="a761" draw:name="Ellipse 4">
          <svg:title/>
          <svg:desc/>
          <text:p text:style-name="a760" text:class-names="" text:cond-style-name=""><text:span text:style-name="a75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76323in" svg:y="4.95705in" svg:width="1.1811in" svg:height="1.1811in" draw:id="id157" draw:style-name="a764" draw:name="Ellipse 4">
          <svg:title/>
          <svg:desc/>
          <text:p text:style-name="a763" text:class-names="" text:cond-style-name=""><text:span text:style-name="a76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58" draw:style-name="a767" draw:name="Textfeld 45" svg:x="10.65749in" svg:y="0.29493in" svg:width="1.8824in" svg:height="0.40391in">
          <draw:text-box>
            <text:p text:style-name="a766" text:class-names="" text:cond-style-name=""><text:span text:style-name="a765" text:class-names="">2021 (n = 44)</text:span></text:p>
          </draw:text-box>
          <svg:title/>
          <svg:desc/>
        </draw:frame>
        <draw:custom-shape svg:x="0.98842in" svg:y="1.80707in" svg:width="1.1811in" svg:height="1.1811in" draw:id="id159" draw:style-name="a770" draw:name="Ellipse 11">
          <svg:title/>
          <svg:desc/>
          <text:p text:style-name="a769" text:class-names="" text:cond-style-name=""><text:span text:style-name="a76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69007in" svg:y="1.80707in" svg:width="1.1811in" svg:height="1.1811in" draw:id="id160" draw:style-name="a773" draw:name="Ellipse 12">
          <svg:title/>
          <svg:desc/>
          <text:p text:style-name="a772" text:class-names="" text:cond-style-name=""><text:span text:style-name="a77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61" draw:style-name="a782" draw:name="Textfeld 19" svg:x="0.73087in" svg:y="1.26071in" svg:width="2.39017in" svg:height="0.47122in">
          <draw:text-box>
            <text:p text:style-name="a776" text:class-names="" text:cond-style-name=""><text:span text:style-name="a774" text:class-names="">Nestedness</text:span><text:span text:style-name="a775" text:class-names=""/></text:p>
            <text:p text:style-name="a781" text:class-names="" text:cond-style-name=""><text:span text:style-name="a777" text:class-names="">(</text:span><text:span text:style-name="a778" text:class-names="">β</text:span><text:span text:style-name="a779" text:class-names="">SNE</text:span><text:span text:style-name="a780" text:class-names=""><text:s text:c="1"/>= 0.05)</text:span></text:p>
          </draw:text-box>
          <svg:title/>
          <svg:desc/>
        </draw:frame>
        <draw:custom-shape svg:x="0.94853in" svg:y="4.2898in" svg:width="1.1811in" svg:height="1.1811in" draw:id="id162" draw:style-name="a785" draw:name="Ellipse 11">
          <svg:title/>
          <svg:desc/>
          <text:p text:style-name="a784" text:class-names="" text:cond-style-name=""><text:span text:style-name="a78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72712in" svg:y="4.2898in" svg:width="1.1811in" svg:height="1.1811in" draw:id="id163" draw:style-name="a788" draw:name="Ellipse 12">
          <svg:title/>
          <svg:desc/>
          <text:p text:style-name="a787" text:class-names="" text:cond-style-name=""><text:span text:style-name="a78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64" draw:style-name="a797" draw:name="Textfeld 19" svg:x="0.73372in" svg:y="3.75198in" svg:width="2.39017in" svg:height="0.47122in">
          <draw:text-box>
            <text:p text:style-name="a791" text:class-names="" text:cond-style-name=""><text:span text:style-name="a789" text:class-names="">Abundance gradient</text:span><text:span text:style-name="a790" text:class-names=""/></text:p>
            <text:p text:style-name="a796" text:class-names="" text:cond-style-name=""><text:span text:style-name="a792" text:class-names="">(</text:span><text:span text:style-name="a793" text:class-names="">β</text:span><text:span text:style-name="a794" text:class-names="">BC GRA</text:span><text:span text:style-name="a795" text:class-names=""><text:s text:c="1"/>= 0.02)</text:span></text:p>
          </draw:text-box>
          <svg:title/>
          <svg:desc/>
        </draw:frame>
        <draw:custom-shape svg:x="1.33559in" svg:y="2.5029in" svg:width="1.1811in" svg:height="1.1811in" draw:id="id165" draw:style-name="a800" draw:name="Ellipse 4">
          <svg:title/>
          <svg:desc/>
          <text:p text:style-name="a799" text:class-names="" text:cond-style-name=""><text:span text:style-name="a79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33406in" svg:y="4.95705in" svg:width="1.1811in" svg:height="1.1811in" draw:id="id166" draw:style-name="a803" draw:name="Ellipse 4">
          <svg:title/>
          <svg:desc/>
          <text:p text:style-name="a802" text:class-names="" text:cond-style-name=""><text:span text:style-name="a80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24045in" svg:y="1.9139in" svg:width="1.1811in" svg:height="1.1811in" draw:id="id167" draw:style-name="a806" draw:name="Ellipse 11">
          <svg:title/>
          <svg:desc/>
          <text:p text:style-name="a805" text:class-names="" text:cond-style-name=""><text:span text:style-name="a80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9421in" svg:y="1.9139in" svg:width="1.1811in" svg:height="1.1811in" draw:id="id168" draw:style-name="a809" draw:name="Ellipse 12">
          <svg:title/>
          <svg:desc/>
          <text:p text:style-name="a808" text:class-names="" text:cond-style-name=""><text:span text:style-name="a80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69" draw:style-name="a818" draw:name="Textfeld 19" svg:x="3.98289in" svg:y="1.36754in" svg:width="2.39017in" svg:height="0.47122in">
          <draw:text-box>
            <text:p text:style-name="a812" text:class-names="" text:cond-style-name=""><text:span text:style-name="a810" text:class-names="">Nestedness</text:span><text:span text:style-name="a811" text:class-names=""/></text:p>
            <text:p text:style-name="a817" text:class-names="" text:cond-style-name=""><text:span text:style-name="a813" text:class-names="">(</text:span><text:span text:style-name="a814" text:class-names="">β</text:span><text:span text:style-name="a815" text:class-names="">SNE</text:span><text:span text:style-name="a816" text:class-names=""><text:s text:c="1"/>= 0.05)</text:span></text:p>
          </draw:text-box>
          <svg:title/>
          <svg:desc/>
        </draw:frame>
        <draw:custom-shape svg:x="4.20056in" svg:y="4.39663in" svg:width="1.1811in" svg:height="1.1811in" draw:id="id170" draw:style-name="a821" draw:name="Ellipse 11">
          <svg:title/>
          <svg:desc/>
          <text:p text:style-name="a820" text:class-names="" text:cond-style-name=""><text:span text:style-name="a81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97914in" svg:y="4.39663in" svg:width="1.1811in" svg:height="1.1811in" draw:id="id171" draw:style-name="a824" draw:name="Ellipse 12">
          <svg:title/>
          <svg:desc/>
          <text:p text:style-name="a823" text:class-names="" text:cond-style-name=""><text:span text:style-name="a82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72" draw:style-name="a833" draw:name="Textfeld 19" svg:x="3.98574in" svg:y="3.85882in" svg:width="2.39017in" svg:height="0.47122in">
          <draw:text-box>
            <text:p text:style-name="a827" text:class-names="" text:cond-style-name=""><text:span text:style-name="a825" text:class-names="">Abundance gradient</text:span><text:span text:style-name="a826" text:class-names=""/></text:p>
            <text:p text:style-name="a832" text:class-names="" text:cond-style-name=""><text:span text:style-name="a828" text:class-names="">(</text:span><text:span text:style-name="a829" text:class-names="">β</text:span><text:span text:style-name="a830" text:class-names="">BC GRA</text:span><text:span text:style-name="a831" text:class-names=""><text:s text:c="1"/>= 0.02)</text:span></text:p>
          </draw:text-box>
          <svg:title/>
          <svg:desc/>
        </draw:frame>
        <draw:custom-shape svg:x="4.58762in" svg:y="2.60973in" svg:width="1.1811in" svg:height="1.1811in" draw:id="id173" draw:style-name="a836" draw:name="Ellipse 4">
          <svg:title/>
          <svg:desc/>
          <text:p text:style-name="a835" text:class-names="" text:cond-style-name=""><text:span text:style-name="a83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58608in" svg:y="5.06388in" svg:width="1.1811in" svg:height="1.1811in" draw:id="id174" draw:style-name="a839" draw:name="Ellipse 4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75" draw:style-name="a842" draw:name="Textfeld 45" svg:x="1.13533in" svg:y="0.2748in" svg:width="1.73584in" svg:height="0.40391in">
          <draw:text-box>
            <text:p text:style-name="a841" text:class-names="" text:cond-style-name=""><text:span text:style-name="a840" text:class-names="">2017 (n = 69)</text:span></text:p>
          </draw:text-box>
          <svg:title/>
          <svg:desc/>
        </draw:frame>
        <draw:frame draw:id="id176" draw:style-name="a845" draw:name="Textfeld 71" svg:x="4.40189in" svg:y="0.3161in" svg:width="1.72131in" svg:height="0.40391in">
          <draw:text-box>
            <text:p text:style-name="a844" text:class-names="" text:cond-style-name=""><text:span text:style-name="a843" text:class-names="">2018 (n = 65)</text:span></text:p>
          </draw:text-box>
          <svg:title/>
          <svg:desc/>
        </draw:frame>
      </draw:page>
      <draw:page draw:name="Slide4" draw:style-name="a846" draw:master-page-name="Master1-Layout7-blank-Leer" presentation:presentation-page-layout-name="Master1-PPL7" draw:id="Slide-259">
        <draw:custom-shape svg:x="7.39448in" svg:y="1.94536in" svg:width="1.1811in" svg:height="1.1811in" draw:id="id177" draw:style-name="a849" draw:name="Ellipse 3">
          <svg:title/>
          <svg:desc/>
          <text:p text:style-name="a848" text:class-names="" text:cond-style-name=""><text:span text:style-name="a84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1816in" svg:y="1.94536in" svg:width="1.1811in" svg:height="1.1811in" draw:id="id178" draw:style-name="a852" draw:name="Ellipse 4">
          <svg:title/>
          <svg:desc/>
          <text:p text:style-name="a851" text:class-names="" text:cond-style-name=""><text:span text:style-name="a85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79" draw:style-name="a856" draw:name="Textfeld 7" svg:x="7.58964in" svg:y="2.14451in" svg:width="0.60183in" svg:height="0.2861in">
          <draw:text-box>
            <text:p text:style-name="a855" text:class-names="" text:cond-style-name=""><text:span text:style-name="a853" text:class-names="">7.0**</text:span><text:span text:style-name="a854" text:class-names=""/></text:p>
          </draw:text-box>
          <svg:title/>
          <svg:desc/>
        </draw:frame>
        <draw:frame draw:id="id180" draw:style-name="a864" draw:name="Textfeld 20" svg:x="7.29126in" svg:y="1.39821in" svg:width="2.17438in" svg:height="0.47122in">
          <draw:text-box>
            <text:p text:style-name="a858" text:class-names="" text:cond-style-name=""><text:span text:style-name="a857" text:class-names="">Turnover</text:span></text:p>
            <text:p text:style-name="a863" text:class-names="" text:cond-style-name=""><text:span text:style-name="a859" text:class-names="">(</text:span><text:span text:style-name="a860" text:class-names="">β</text:span><text:span text:style-name="a861" text:class-names="">SIM</text:span><text:span text:style-name="a862" text:class-names=""><text:s text:c="1"/>= 0.28)</text:span></text:p>
          </draw:text-box>
          <svg:title/>
          <svg:desc/>
        </draw:frame>
        <draw:custom-shape svg:x="7.40587in" svg:y="4.3939in" svg:width="1.1811in" svg:height="1.1811in" draw:id="id181" draw:style-name="a867" draw:name="Ellipse 3">
          <svg:title/>
          <svg:desc/>
          <text:p text:style-name="a866" text:class-names="" text:cond-style-name=""><text:span text:style-name="a86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16735in" svg:y="4.39391in" svg:width="1.1811in" svg:height="1.1811in" draw:id="id182" draw:style-name="a870" draw:name="Ellipse 4">
          <svg:title/>
          <svg:desc/>
          <text:p text:style-name="a869" text:class-names="" text:cond-style-name=""><text:span text:style-name="a86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83" draw:style-name="a883" draw:name="Textfeld 20" svg:x="7.29411in" svg:y="3.88948in" svg:width="2.17438in" svg:height="0.47122in">
          <draw:text-box>
            <text:p text:style-name="a875" text:class-names="" text:cond-style-name=""><text:span text:style-name="a871" text:class-names="">Balanced</text:span><text:span text:style-name="a872" text:class-names=""><text:s text:c="1"/></text:span><text:span text:style-name="a873" text:class-names="">variation</text:span><text:span text:style-name="a874" text:class-names=""/></text:p>
            <text:p text:style-name="a882" text:class-names="" text:cond-style-name=""><text:span text:style-name="a876" text:class-names="">(</text:span><text:span text:style-name="a877" text:class-names="">β</text:span><text:span text:style-name="a878" text:class-names="">BC BAL</text:span><text:span text:style-name="a879" text:class-names=""><text:s text:c="1"/>=<text:s text:c="1"/></text:span><text:span text:style-name="a880" text:class-names="">0.38)</text:span><text:span text:style-name="a881" text:class-names=""/></text:p>
          </draw:text-box>
          <svg:title/>
          <svg:desc/>
        </draw:frame>
        <draw:custom-shape svg:x="7.78462in" svg:y="2.65091in" svg:width="1.1811in" svg:height="1.1811in" draw:id="id184" draw:style-name="a886" draw:name="Ellipse 4">
          <svg:title/>
          <svg:desc/>
          <text:p text:style-name="a885" text:class-names="" text:cond-style-name=""><text:span text:style-name="a88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78962in" svg:y="5.1057in" svg:width="1.1811in" svg:height="1.1811in" draw:id="id185" draw:style-name="a889" draw:name="Ellipse 4">
          <svg:title/>
          <svg:desc/>
          <text:p text:style-name="a888" text:class-names="" text:cond-style-name=""><text:span text:style-name="a88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86" draw:style-name="a893" draw:name="Textfeld 8" svg:x="8.14471in" svg:y="3.19104in" svg:width="0.59101in" svg:height="0.2861in">
          <draw:text-box>
            <text:p text:style-name="a892" text:class-names="" text:cond-style-name=""><text:span text:style-name="a890" text:class-names="">3.6**</text:span><text:span text:style-name="a891" text:class-names=""/></text:p>
          </draw:text-box>
          <svg:title/>
          <svg:desc/>
        </draw:frame>
        <draw:frame draw:id="id187" draw:style-name="a897" draw:name="Textfeld 10" svg:x="7.97843in" svg:y="3.39281in" svg:width="0.7204in" svg:height="0.23561in">
          <draw:text-box>
            <text:p text:style-name="a896" text:class-names="" text:cond-style-name=""><text:span text:style-name="a894" text:class-names="">PC1cY</text:span><text:span text:style-name="a895" text:class-names=""/></text:p>
          </draw:text-box>
          <svg:title/>
          <svg:desc/>
        </draw:frame>
        <draw:frame draw:id="id188" draw:style-name="a901" draw:name="Textfeld 8" svg:x="8.1816in" svg:y="5.56596in" svg:width="0.55412in" svg:height="0.2861in">
          <draw:text-box>
            <text:p text:style-name="a900" text:class-names="" text:cond-style-name=""><text:span text:style-name="a898" text:class-names="">4.1**</text:span><text:span text:style-name="a899" text:class-names=""/></text:p>
          </draw:text-box>
          <svg:title/>
          <svg:desc/>
        </draw:frame>
        <draw:frame draw:id="id189" draw:style-name="a905" draw:name="Textfeld 10" svg:x="8.10017in" svg:y="5.74577in" svg:width="0.7204in" svg:height="0.23561in">
          <draw:text-box>
            <text:p text:style-name="a904" text:class-names="" text:cond-style-name=""><text:span text:style-name="a902" text:class-names="">PC2cY</text:span><text:span text:style-name="a903" text:class-names=""/></text:p>
          </draw:text-box>
          <svg:title/>
          <svg:desc/>
        </draw:frame>
        <draw:custom-shape svg:x="9.98615in" svg:y="1.97036in" svg:width="1.1811in" svg:height="1.1811in" draw:id="id190" draw:style-name="a908" draw:name="Ellipse 3">
          <svg:title/>
          <svg:desc/>
          <text:p text:style-name="a907" text:class-names="" text:cond-style-name=""><text:span text:style-name="a90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77327in" svg:y="1.97036in" svg:width="1.1811in" svg:height="1.1811in" draw:id="id191" draw:style-name="a911" draw:name="Ellipse 4">
          <svg:title/>
          <svg:desc/>
          <text:p text:style-name="a910" text:class-names="" text:cond-style-name=""><text:span text:style-name="a90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92" draw:style-name="a915" draw:name="Textfeld 7" svg:x="11.21629in" svg:y="2.23544in" svg:width="0.60183in" svg:height="0.2861in">
          <draw:text-box>
            <text:p text:style-name="a914" text:class-names="" text:cond-style-name=""><text:span text:style-name="a912" text:class-names="">7.6***</text:span><text:span text:style-name="a913" text:class-names=""/></text:p>
          </draw:text-box>
          <svg:title/>
          <svg:desc/>
        </draw:frame>
        <draw:frame draw:id="id193" draw:style-name="a926" draw:name="Textfeld 10" svg:x="11.11403in" svg:y="2.41335in" svg:width="0.94328in" svg:height="0.50488in">
          <draw:text-box>
            <text:p text:style-name="a917" text:class-names="" text:cond-style-name=""><text:span text:style-name="a916" text:class-names="">Location***</text:span></text:p>
            <text:p text:style-name="a922" text:class-names="" text:cond-style-name=""><text:span text:style-name="a918" text:class-names="">Distance</text:span><text:span text:style-name="a919" text:class-names=""><text:s text:c="1"/></text:span><text:span text:style-name="a920" text:class-names="">river</text:span><text:span text:style-name="a921" text:class-names=""/></text:p>
            <text:p text:style-name="a925" text:class-names="" text:cond-style-name=""><text:span text:style-name="a923" text:class-names="">MEM2</text:span><text:span text:style-name="a924" text:class-names=""/></text:p>
          </draw:text-box>
          <svg:title/>
          <svg:desc/>
        </draw:frame>
        <draw:frame draw:id="id194" draw:style-name="a934" draw:name="Textfeld 20" svg:x="9.88293in" svg:y="1.42321in" svg:width="2.17438in" svg:height="0.47122in">
          <draw:text-box>
            <text:p text:style-name="a928" text:class-names="" text:cond-style-name=""><text:span text:style-name="a927" text:class-names="">Turnover</text:span></text:p>
            <text:p text:style-name="a933" text:class-names="" text:cond-style-name=""><text:span text:style-name="a929" text:class-names="">(</text:span><text:span text:style-name="a930" text:class-names="">β</text:span><text:span text:style-name="a931" text:class-names="">SIM</text:span><text:span text:style-name="a932" text:class-names=""><text:s text:c="1"/>= 0.29)</text:span></text:p>
          </draw:text-box>
          <svg:title/>
          <svg:desc/>
        </draw:frame>
        <draw:custom-shape svg:x="9.99754in" svg:y="4.4189in" svg:width="1.1811in" svg:height="1.1811in" draw:id="id195" draw:style-name="a937" draw:name="Ellipse 3">
          <svg:title/>
          <svg:desc/>
          <text:p text:style-name="a936" text:class-names="" text:cond-style-name=""><text:span text:style-name="a93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75902in" svg:y="4.41891in" svg:width="1.1811in" svg:height="1.1811in" draw:id="id196" draw:style-name="a940" draw:name="Ellipse 4">
          <svg:title/>
          <svg:desc/>
          <text:p text:style-name="a939" text:class-names="" text:cond-style-name=""><text:span text:style-name="a93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97" draw:style-name="a949" draw:name="Textfeld 20" svg:x="9.88578in" svg:y="3.91448in" svg:width="2.17438in" svg:height="0.47122in">
          <draw:text-box>
            <text:p text:style-name="a943" text:class-names="" text:cond-style-name=""><text:span text:style-name="a941" text:class-names="">Balanced variation</text:span><text:span text:style-name="a942" text:class-names=""/></text:p>
            <text:p text:style-name="a948" text:class-names="" text:cond-style-name=""><text:span text:style-name="a944" text:class-names="">(</text:span><text:span text:style-name="a945" text:class-names="">β</text:span><text:span text:style-name="a946" text:class-names="">BC BAL</text:span><text:span text:style-name="a947" text:class-names=""><text:s text:c="1"/>= 0.41)</text:span></text:p>
          </draw:text-box>
          <svg:title/>
          <svg:desc/>
        </draw:frame>
        <draw:custom-shape svg:x="10.37629in" svg:y="2.67591in" svg:width="1.1811in" svg:height="1.1811in" draw:id="id198" draw:style-name="a952" draw:name="Ellipse 4">
          <svg:title/>
          <svg:desc/>
          <text:p text:style-name="a951" text:class-names="" text:cond-style-name=""><text:span text:style-name="a95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38129in" svg:y="5.1307in" svg:width="1.1811in" svg:height="1.1811in" draw:id="id199" draw:style-name="a955" draw:name="Ellipse 4">
          <svg:title/>
          <svg:desc/>
          <text:p text:style-name="a954" text:class-names="" text:cond-style-name=""><text:span text:style-name="a95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00" draw:style-name="a959" draw:name="Textfeld 8" svg:x="10.15611in" svg:y="4.68929in" svg:width="0.73016in" svg:height="0.2861in">
          <draw:text-box>
            <text:p text:style-name="a958" text:class-names="" text:cond-style-name=""><text:span text:style-name="a956" text:class-names="">7.5**</text:span><text:span text:style-name="a957" text:class-names=""/></text:p>
          </draw:text-box>
          <svg:title/>
          <svg:desc/>
        </draw:frame>
        <draw:frame draw:id="id201" draw:style-name="a967" draw:name="Textfeld 10" svg:x="10.12521in" svg:y="4.90688in" svg:width="0.7204in" svg:height="0.37025in">
          <draw:text-box>
            <text:p text:style-name="a962" text:class-names="" text:cond-style-name=""><text:span text:style-name="a960" text:class-names="">PC3soil</text:span><text:span text:style-name="a961" text:class-names=""/></text:p>
            <text:p text:style-name="a966" text:class-names="" text:cond-style-name=""><text:span text:style-name="a963" text:class-names="">PC2soi**</text:span><text:span text:style-name="a964" text:class-names="">l</text:span><text:span text:style-name="a965" text:class-names=""/></text:p>
          </draw:text-box>
          <svg:title/>
          <svg:desc/>
        </draw:frame>
        <draw:frame draw:id="id202" draw:style-name="a971" draw:name="Textfeld 8" svg:x="7.54417in" svg:y="4.69835in" svg:width="0.59101in" svg:height="0.2861in">
          <draw:text-box>
            <text:p text:style-name="a970" text:class-names="" text:cond-style-name=""><text:span text:style-name="a968" text:class-names="">2.7*</text:span><text:span text:style-name="a969" text:class-names=""/></text:p>
          </draw:text-box>
          <svg:title/>
          <svg:desc/>
        </draw:frame>
        <draw:frame draw:id="id203" draw:style-name="a975" draw:name="Textfeld 10" svg:x="7.4826in" svg:y="4.93647in" svg:width="0.7204in" svg:height="0.23561in">
          <draw:text-box>
            <text:p text:style-name="a974" text:class-names="" text:cond-style-name=""><text:span text:style-name="a972" text:class-names="">PC1soil</text:span><text:span text:style-name="a973" text:class-names=""/></text:p>
          </draw:text-box>
          <svg:title/>
          <svg:desc/>
        </draw:frame>
        <draw:frame draw:id="id204" draw:style-name="a979" draw:name="Textfeld 7" svg:x="10.10999in" svg:y="2.23016in" svg:width="0.76622in" svg:height="0.2861in">
          <draw:text-box>
            <text:p text:style-name="a978" text:class-names="" text:cond-style-name=""><text:span text:style-name="a976" text:class-names="">12.1**</text:span><text:span text:style-name="a977" text:class-names=""/></text:p>
          </draw:text-box>
          <svg:title/>
          <svg:desc/>
        </draw:frame>
        <draw:frame draw:id="id205" draw:style-name="a987" draw:name="Textfeld 10" svg:x="10.043in" svg:y="2.43331in" svg:width="0.94328in" svg:height="0.50488in">
          <draw:text-box>
            <text:p text:style-name="a981" text:class-names="" text:cond-style-name=""><text:span text:style-name="a980" text:class-names="">Exposition***</text:span></text:p>
            <text:p text:style-name="a983" text:class-names="" text:cond-style-name=""><text:span text:style-name="a982" text:class-names="">PC1soil</text:span></text:p>
            <text:p text:style-name="a986" text:class-names="" text:cond-style-name=""><text:span text:style-name="a984" text:class-names="">PC2soil</text:span><text:span text:style-name="a985" text:class-names=""/></text:p>
          </draw:text-box>
          <svg:title/>
          <svg:desc/>
        </draw:frame>
        <draw:frame draw:id="id206" draw:style-name="a991" draw:name="Textfeld 8" svg:x="11.264in" svg:y="4.68283in" svg:width="0.73615in" svg:height="0.2861in">
          <draw:text-box>
            <text:p text:style-name="a990" text:class-names="" text:cond-style-name=""><text:span text:style-name="a988" text:class-names="">4.0***</text:span><text:span text:style-name="a989" text:class-names=""/></text:p>
          </draw:text-box>
          <svg:title/>
          <svg:desc/>
        </draw:frame>
        <draw:frame draw:id="id207" draw:style-name="a994" draw:name="Textfeld 10" svg:x="11.11317in" svg:y="4.88841in" svg:width="0.94414in" svg:height="0.23561in">
          <draw:text-box>
            <text:p text:style-name="a993" text:class-names="" text:cond-style-name=""><text:span text:style-name="a992" text:class-names="">MEM2</text:span></text:p>
          </draw:text-box>
          <svg:title/>
          <svg:desc/>
        </draw:frame>
        <draw:custom-shape svg:x="1.19448in" svg:y="1.80786in" svg:width="1.1811in" svg:height="1.1811in" draw:id="id208" draw:style-name="a997" draw:name="Ellipse 3">
          <svg:title/>
          <svg:desc/>
          <text:p text:style-name="a996" text:class-names="" text:cond-style-name=""><text:span text:style-name="a99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9816in" svg:y="1.80786in" svg:width="1.1811in" svg:height="1.1811in" draw:id="id209" draw:style-name="a1000" draw:name="Ellipse 4">
          <svg:title/>
          <svg:desc/>
          <text:p text:style-name="a999" text:class-names="" text:cond-style-name=""><text:span text:style-name="a99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10" draw:style-name="a1003" draw:name="Textfeld 7" svg:x="2.42462in" svg:y="2.07294in" svg:width="0.60183in" svg:height="0.2861in">
          <draw:text-box>
            <text:p text:style-name="a1002" text:class-names="" text:cond-style-name=""><text:span text:style-name="a1001" text:class-names="">2.9***</text:span></text:p>
          </draw:text-box>
          <svg:title/>
          <svg:desc/>
        </draw:frame>
        <draw:frame draw:id="id211" draw:style-name="a1006" draw:name="Textfeld 8" svg:x="1.96444in" svg:y="2.17122in" svg:width="0.45081in" svg:height="0.2861in">
          <draw:text-box>
            <text:p text:style-name="a1005" text:class-names="" text:cond-style-name=""><text:span text:style-name="a1004" text:class-names=""/></text:p>
          </draw:text-box>
          <svg:title/>
          <svg:desc/>
        </draw:frame>
        <draw:frame draw:id="id212" draw:style-name="a1009" draw:name="Textfeld 10" svg:x="2.32236in" svg:y="2.25085in" svg:width="0.94328in" svg:height="0.23561in">
          <draw:text-box>
            <text:p text:style-name="a1008" text:class-names="" text:cond-style-name=""><text:span text:style-name="a1007" text:class-names="">location</text:span></text:p>
          </draw:text-box>
          <svg:title/>
          <svg:desc/>
        </draw:frame>
        <draw:frame draw:id="id213" draw:style-name="a1017" draw:name="Textfeld 20" svg:x="1.09126in" svg:y="1.26071in" svg:width="2.17438in" svg:height="0.47122in">
          <draw:text-box>
            <text:p text:style-name="a1011" text:class-names="" text:cond-style-name=""><text:span text:style-name="a1010" text:class-names="">Turnover</text:span></text:p>
            <text:p text:style-name="a1016" text:class-names="" text:cond-style-name=""><text:span text:style-name="a1012" text:class-names="">(</text:span><text:span text:style-name="a1013" text:class-names="">β</text:span><text:span text:style-name="a1014" text:class-names="">SIM</text:span><text:span text:style-name="a1015" text:class-names=""><text:s text:c="1"/>= 0.28)</text:span></text:p>
          </draw:text-box>
          <svg:title/>
          <svg:desc/>
        </draw:frame>
        <draw:custom-shape svg:x="1.20587in" svg:y="4.2564in" svg:width="1.1811in" svg:height="1.1811in" draw:id="id214" draw:style-name="a1020" draw:name="Ellipse 3">
          <svg:title/>
          <svg:desc/>
          <text:p text:style-name="a1019" text:class-names="" text:cond-style-name=""><text:span text:style-name="a101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96735in" svg:y="4.25641in" svg:width="1.1811in" svg:height="1.1811in" draw:id="id215" draw:style-name="a1023" draw:name="Ellipse 4">
          <svg:title/>
          <svg:desc/>
          <text:p text:style-name="a1022" text:class-names="" text:cond-style-name=""><text:span text:style-name="a102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16" draw:style-name="a1032" draw:name="Textfeld 20" svg:x="1.09411in" svg:y="3.75198in" svg:width="2.17438in" svg:height="0.47122in">
          <draw:text-box>
            <text:p text:style-name="a1026" text:class-names="" text:cond-style-name=""><text:span text:style-name="a1024" text:class-names="">Balanced variation</text:span><text:span text:style-name="a1025" text:class-names=""/></text:p>
            <text:p text:style-name="a1031" text:class-names="" text:cond-style-name=""><text:span text:style-name="a1027" text:class-names="">(</text:span><text:span text:style-name="a1028" text:class-names="">β</text:span><text:span text:style-name="a1029" text:class-names="">BC BAL</text:span><text:span text:style-name="a1030" text:class-names=""><text:s text:c="1"/>= 0.39)</text:span></text:p>
          </draw:text-box>
          <svg:title/>
          <svg:desc/>
        </draw:frame>
        <draw:custom-shape svg:x="1.58462in" svg:y="2.51341in" svg:width="1.1811in" svg:height="1.1811in" draw:id="id217" draw:style-name="a1035" draw:name="Ellipse 4">
          <svg:title/>
          <svg:desc/>
          <text:p text:style-name="a1034" text:class-names="" text:cond-style-name=""><text:span text:style-name="a103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58962in" svg:y="4.9682in" svg:width="1.1811in" svg:height="1.1811in" draw:id="id218" draw:style-name="a1038" draw:name="Ellipse 4">
          <svg:title/>
          <svg:desc/>
          <text:p text:style-name="a1037" text:class-names="" text:cond-style-name=""><text:span text:style-name="a10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19" draw:style-name="a1042" draw:name="Textfeld 8" svg:x="2.22858in" svg:y="2.66472in" svg:width="0.45081in" svg:height="0.2861in">
          <draw:text-box>
            <text:p text:style-name="a1041" text:class-names="" text:cond-style-name=""><text:span text:style-name="a1039" text:class-names="">3.1</text:span><text:span text:style-name="a1040" text:class-names=""/></text:p>
          </draw:text-box>
          <svg:title/>
          <svg:desc/>
        </draw:frame>
        <draw:frame draw:id="id220" draw:style-name="a1046" draw:name="Textfeld 8" svg:x="1.8167in" svg:y="3.04018in" svg:width="0.71902in" svg:height="0.2861in">
          <draw:text-box>
            <text:p text:style-name="a1045" text:class-names="" text:cond-style-name=""><text:span text:style-name="a1043" text:class-names="">&lt;0.01**</text:span><text:span text:style-name="a1044" text:class-names=""/></text:p>
          </draw:text-box>
          <svg:title/>
          <svg:desc/>
        </draw:frame>
        <draw:frame draw:id="id221" draw:style-name="a1050" draw:name="Textfeld 10" svg:x="1.77843in" svg:y="3.25531in" svg:width="0.7204in" svg:height="0.23561in">
          <draw:text-box>
            <text:p text:style-name="a1049" text:class-names="" text:cond-style-name=""><text:span text:style-name="a1047" text:class-names="">PC1cY</text:span><text:span text:style-name="a1048" text:class-names=""/></text:p>
          </draw:text-box>
          <svg:title/>
          <svg:desc/>
        </draw:frame>
        <draw:frame draw:id="id222" draw:style-name="a1054" draw:name="Textfeld 8" svg:x="1.34634in" svg:y="2.01778in" svg:width="0.83976in" svg:height="0.2861in">
          <draw:text-box>
            <text:p text:style-name="a1053" text:class-names="" text:cond-style-name=""><text:span text:style-name="a1051" text:class-names="">5.9***</text:span><text:span text:style-name="a1052" text:class-names=""/></text:p>
          </draw:text-box>
          <svg:title/>
          <svg:desc/>
        </draw:frame>
        <draw:frame draw:id="id223" draw:style-name="a1060" draw:name="Textfeld 10" svg:x="1.16537in" svg:y="2.28074in" svg:width="0.83498in" svg:height="0.37025in">
          <draw:text-box>
            <text:p text:style-name="a1056" text:class-names="" text:cond-style-name=""><text:span text:style-name="a1055" text:class-names="">Side***</text:span></text:p>
            <text:p text:style-name="a1059" text:class-names="" text:cond-style-name=""><text:span text:style-name="a1057" text:class-names="">Exposition**</text:span><text:span text:style-name="a1058" text:class-names=""/></text:p>
          </draw:text-box>
          <svg:title/>
          <svg:desc/>
        </draw:frame>
        <draw:custom-shape svg:x="4.28401in" svg:y="1.91469in" svg:width="1.1811in" svg:height="1.1811in" draw:id="id224" draw:style-name="a1063" draw:name="Ellipse 3">
          <svg:title/>
          <svg:desc/>
          <text:p text:style-name="a1062" text:class-names="" text:cond-style-name=""><text:span text:style-name="a106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07113in" svg:y="1.91469in" svg:width="1.1811in" svg:height="1.1811in" draw:id="id225" draw:style-name="a1066" draw:name="Ellipse 4">
          <svg:title/>
          <svg:desc/>
          <text:p text:style-name="a1065" text:class-names="" text:cond-style-name=""><text:span text:style-name="a106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26" draw:style-name="a1070" draw:name="Textfeld 7" svg:x="5.51414in" svg:y="2.17977in" svg:width="0.70213in" svg:height="0.2861in">
          <draw:text-box>
            <text:p text:style-name="a1069" text:class-names="" text:cond-style-name=""><text:span text:style-name="a1067" text:class-names="">20.0***</text:span><text:span text:style-name="a1068" text:class-names=""/></text:p>
          </draw:text-box>
          <svg:title/>
          <svg:desc/>
        </draw:frame>
        <draw:frame draw:id="id227" draw:style-name="a1074" draw:name="Textfeld 10" svg:x="5.41189in" svg:y="2.35768in" svg:width="0.94328in" svg:height="0.23561in">
          <draw:text-box>
            <text:p text:style-name="a1073" text:class-names="" text:cond-style-name=""><text:span text:style-name="a1071" text:class-names="">location</text:span><text:span text:style-name="a1072" text:class-names=""/></text:p>
          </draw:text-box>
          <svg:title/>
          <svg:desc/>
        </draw:frame>
        <draw:frame draw:id="id228" draw:style-name="a1082" draw:name="Textfeld 20" svg:x="4.18079in" svg:y="1.36754in" svg:width="2.17438in" svg:height="0.47122in">
          <draw:text-box>
            <text:p text:style-name="a1076" text:class-names="" text:cond-style-name=""><text:span text:style-name="a1075" text:class-names="">Turnover</text:span></text:p>
            <text:p text:style-name="a1081" text:class-names="" text:cond-style-name=""><text:span text:style-name="a1077" text:class-names="">(</text:span><text:span text:style-name="a1078" text:class-names="">β</text:span><text:span text:style-name="a1079" text:class-names="">SIM</text:span><text:span text:style-name="a1080" text:class-names=""><text:s text:c="1"/>= 0.27)</text:span></text:p>
          </draw:text-box>
          <svg:title/>
          <svg:desc/>
        </draw:frame>
        <draw:custom-shape svg:x="4.2954in" svg:y="4.36323in" svg:width="1.1811in" svg:height="1.1811in" draw:id="id229" draw:style-name="a1085" draw:name="Ellipse 3">
          <svg:title/>
          <svg:desc/>
          <text:p text:style-name="a1084" text:class-names="" text:cond-style-name=""><text:span text:style-name="a108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05688in" svg:y="4.36324in" svg:width="1.1811in" svg:height="1.1811in" draw:id="id230" draw:style-name="a1088" draw:name="Ellipse 4">
          <svg:title/>
          <svg:desc/>
          <text:p text:style-name="a1087" text:class-names="" text:cond-style-name=""><text:span text:style-name="a108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31" draw:style-name="a1099" draw:name="Textfeld 20" svg:x="4.18364in" svg:y="3.85882in" svg:width="2.17438in" svg:height="0.47122in">
          <draw:text-box>
            <text:p text:style-name="a1093" text:class-names="" text:cond-style-name=""><text:span text:style-name="a1089" text:class-names="">Balanced</text:span><text:span text:style-name="a1090" text:class-names=""><text:s text:c="1"/></text:span><text:span text:style-name="a1091" text:class-names="">variation</text:span><text:span text:style-name="a1092" text:class-names=""/></text:p>
            <text:p text:style-name="a1098" text:class-names="" text:cond-style-name=""><text:span text:style-name="a1094" text:class-names="">(</text:span><text:span text:style-name="a1095" text:class-names="">β</text:span><text:span text:style-name="a1096" text:class-names="">BC BAL</text:span><text:span text:style-name="a1097" text:class-names=""><text:s text:c="1"/>= 0.38)</text:span></text:p>
          </draw:text-box>
          <svg:title/>
          <svg:desc/>
        </draw:frame>
        <draw:custom-shape svg:x="4.67415in" svg:y="2.62024in" svg:width="1.1811in" svg:height="1.1811in" draw:id="id232" draw:style-name="a1102" draw:name="Ellipse 4">
          <svg:title/>
          <svg:desc/>
          <text:p text:style-name="a1101" text:class-names="" text:cond-style-name=""><text:span text:style-name="a110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67915in" svg:y="5.07503in" svg:width="1.1811in" svg:height="1.1811in" draw:id="id233" draw:style-name="a1105" draw:name="Ellipse 4">
          <svg:title/>
          <svg:desc/>
          <text:p text:style-name="a1104" text:class-names="" text:cond-style-name=""><text:span text:style-name="a110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34" draw:style-name="a1109" draw:name="Textfeld 8" svg:x="4.55912in" svg:y="4.52693in" svg:width="0.67586in" svg:height="0.2861in">
          <draw:text-box>
            <text:p text:style-name="a1108" text:class-names="" text:cond-style-name=""><text:span text:style-name="a1106" text:class-names="">4.5**</text:span><text:span text:style-name="a1107" text:class-names=""/></text:p>
          </draw:text-box>
          <svg:title/>
          <svg:desc/>
        </draw:frame>
        <draw:frame draw:id="id235" draw:style-name="a1115" draw:name="Textfeld 10" svg:x="4.39284in" svg:y="4.7287in" svg:width="0.7204in" svg:height="0.37025in">
          <draw:text-box>
            <text:p text:style-name="a1111" text:class-names="" text:cond-style-name=""><text:span text:style-name="a1110" text:class-names="">PC1soi*</text:span></text:p>
            <text:p text:style-name="a1114" text:class-names="" text:cond-style-name=""><text:span text:style-name="a1112" text:class-names="">PC3soil*</text:span><text:span text:style-name="a1113" text:class-names=""/></text:p>
          </draw:text-box>
          <svg:title/>
          <svg:desc/>
        </draw:frame>
        <draw:frame draw:id="id236" draw:style-name="a1120" draw:name="Textfeld 45" svg:x="8.16335in" svg:y="0.27295in" svg:width="1.74915in" svg:height="0.40391in">
          <draw:text-box>
            <text:p text:style-name="a1119" text:class-names="" text:cond-style-name=""><text:span text:style-name="a1116" text:class-names="">2019<text:s text:c="1"/></text:span><text:span text:style-name="a1117" text:class-names="">(n = 41)</text:span><text:span text:style-name="a1118" text:class-names=""/></text:p>
          </draw:text-box>
          <svg:title/>
          <svg:desc/>
        </draw:frame>
        <draw:frame draw:id="id237" draw:style-name="a1123" draw:name="Textfeld 45" svg:x="10.65749in" svg:y="0.29493in" svg:width="1.8824in" svg:height="0.40391in">
          <draw:text-box>
            <text:p text:style-name="a1122" text:class-names="" text:cond-style-name=""><text:span text:style-name="a1121" text:class-names="">2021 (n = 41)</text:span></text:p>
          </draw:text-box>
          <svg:title/>
          <svg:desc/>
        </draw:frame>
        <draw:frame draw:id="id238" draw:style-name="a1126" draw:name="Textfeld 45" svg:x="1.13533in" svg:y="0.2748in" svg:width="1.73584in" svg:height="0.40391in">
          <draw:text-box>
            <text:p text:style-name="a1125" text:class-names="" text:cond-style-name=""><text:span text:style-name="a1124" text:class-names="">2017 (n = 41)</text:span></text:p>
          </draw:text-box>
          <svg:title/>
          <svg:desc/>
        </draw:frame>
        <draw:frame draw:id="id239" draw:style-name="a1129" draw:name="Textfeld 71" svg:x="4.40189in" svg:y="0.3161in" svg:width="1.72131in" svg:height="0.40391in">
          <draw:text-box>
            <text:p text:style-name="a1128" text:class-names="" text:cond-style-name=""><text:span text:style-name="a1127" text:class-names="">2018 (n = 41)</text:span></text:p>
          </draw:text-box>
          <svg:title/>
          <svg:desc/>
        </draw:frame>
        <draw:frame draw:id="id240" draw:style-name="a1135" draw:name="Textfeld 10" svg:x="7.44956in" svg:y="2.40566in" svg:width="0.83498in" svg:height="0.37025in">
          <draw:text-box>
            <text:p text:style-name="a1131" text:class-names="" text:cond-style-name=""><text:span text:style-name="a1130" text:class-names="">Exposition**</text:span></text:p>
            <text:p text:style-name="a1134" text:class-names="" text:cond-style-name=""><text:span text:style-name="a1132" text:class-names="">Side</text:span><text:span text:style-name="a1133" text:class-names=""/></text:p>
          </draw:text-box>
          <svg:title/>
          <svg:desc/>
        </draw:frame>
        <draw:frame draw:id="id241" draw:style-name="a1139" draw:name="Textfeld 7" svg:x="10.73615in" svg:y="2.36832in" svg:width="0.51936in" svg:height="0.2861in">
          <draw:text-box>
            <text:p text:style-name="a1138" text:class-names="" text:cond-style-name=""><text:span text:style-name="a1136" text:class-names="">1.0</text:span><text:span text:style-name="a1137" text:class-names=""/></text:p>
          </draw:text-box>
          <svg:title/>
          <svg:desc/>
        </draw:frame>
        <draw:frame draw:id="id242" draw:style-name="a1143" draw:name="Textfeld 8" svg:x="10.73892in" svg:y="5.62475in" svg:width="0.73167in" svg:height="0.2861in">
          <draw:text-box>
            <text:p text:style-name="a1142" text:class-names="" text:cond-style-name=""><text:span text:style-name="a1140" text:class-names="">3.4**</text:span><text:span text:style-name="a1141" text:class-names=""/></text:p>
          </draw:text-box>
          <svg:title/>
          <svg:desc/>
        </draw:frame>
        <draw:frame draw:id="id243" draw:style-name="a1147" draw:name="Textfeld 10" svg:x="10.65749in" svg:y="5.80456in" svg:width="0.7204in" svg:height="0.23561in">
          <draw:text-box>
            <text:p text:style-name="a1146" text:class-names="" text:cond-style-name=""><text:span text:style-name="a1144" text:class-names="">PC2cY</text:span><text:span text:style-name="a1145" text:class-names=""/></text:p>
          </draw:text-box>
          <svg:title/>
          <svg:desc/>
        </draw:frame>
      </draw:page>
      <draw:page draw:name="Slide5" draw:style-name="a1148" draw:master-page-name="Master1-Layout7-blank-Leer" presentation:presentation-page-layout-name="Master1-PPL7" draw:id="Slide-260">
        <draw:custom-shape svg:x="7.57592in" svg:y="1.80707in" svg:width="1.1811in" svg:height="1.1811in" draw:id="id244" draw:style-name="a1151" draw:name="Ellipse 11">
          <svg:title/>
          <svg:desc/>
          <text:p text:style-name="a1150" text:class-names="" text:cond-style-name=""><text:span text:style-name="a114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27757in" svg:y="1.80707in" svg:width="1.1811in" svg:height="1.1811in" draw:id="id245" draw:style-name="a1154" draw:name="Ellipse 12">
          <svg:title/>
          <svg:desc/>
          <text:p text:style-name="a1153" text:class-names="" text:cond-style-name=""><text:span text:style-name="a115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46" draw:style-name="a1163" draw:name="Textfeld 19" svg:x="7.31837in" svg:y="1.29821in" svg:width="2.39017in" svg:height="0.47122in">
          <draw:text-box>
            <text:p text:style-name="a1157" text:class-names="" text:cond-style-name=""><text:span text:style-name="a1155" text:class-names="">Nestedness</text:span><text:span text:style-name="a1156" text:class-names=""/></text:p>
            <text:p text:style-name="a1162" text:class-names="" text:cond-style-name=""><text:span text:style-name="a1158" text:class-names="">(</text:span><text:span text:style-name="a1159" text:class-names="">β</text:span><text:span text:style-name="a1160" text:class-names="">SNE</text:span><text:span text:style-name="a1161" text:class-names=""><text:s text:c="1"/>= 0.04)</text:span></text:p>
          </draw:text-box>
          <svg:title/>
          <svg:desc/>
        </draw:frame>
        <draw:custom-shape svg:x="7.53603in" svg:y="4.2898in" svg:width="1.1811in" svg:height="1.1811in" draw:id="id247" draw:style-name="a1166" draw:name="Ellipse 11">
          <svg:title/>
          <svg:desc/>
          <text:p text:style-name="a1165" text:class-names="" text:cond-style-name=""><text:span text:style-name="a116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31462in" svg:y="4.2898in" svg:width="1.1811in" svg:height="1.1811in" draw:id="id248" draw:style-name="a1169" draw:name="Ellipse 12">
          <svg:title/>
          <svg:desc/>
          <text:p text:style-name="a1168" text:class-names="" text:cond-style-name=""><text:span text:style-name="a116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49" draw:style-name="a1178" draw:name="Textfeld 19" svg:x="7.32122in" svg:y="3.75198in" svg:width="2.39017in" svg:height="0.47122in">
          <draw:text-box>
            <text:p text:style-name="a1172" text:class-names="" text:cond-style-name=""><text:span text:style-name="a1170" text:class-names="">Abundance gradient</text:span><text:span text:style-name="a1171" text:class-names=""/></text:p>
            <text:p text:style-name="a1177" text:class-names="" text:cond-style-name=""><text:span text:style-name="a1173" text:class-names="">(</text:span><text:span text:style-name="a1174" text:class-names="">β</text:span><text:span text:style-name="a1175" text:class-names="">BC GRA</text:span><text:span text:style-name="a1176" text:class-names=""><text:s text:c="1"/>= 0.02)</text:span></text:p>
          </draw:text-box>
          <svg:title/>
          <svg:desc/>
        </draw:frame>
        <draw:custom-shape svg:x="7.93559in" svg:y="2.5029in" svg:width="1.1811in" svg:height="1.1811in" draw:id="id250" draw:style-name="a1181" draw:name="Ellipse 4">
          <svg:title/>
          <svg:desc/>
          <text:p text:style-name="a1180" text:class-names="" text:cond-style-name=""><text:span text:style-name="a117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92156in" svg:y="4.95705in" svg:width="1.1811in" svg:height="1.1811in" draw:id="id251" draw:style-name="a1184" draw:name="Ellipse 4">
          <svg:title/>
          <svg:desc/>
          <text:p text:style-name="a1183" text:class-names="" text:cond-style-name=""><text:span text:style-name="a118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52" draw:style-name="a1189" draw:name="Textfeld 45" svg:x="8.16335in" svg:y="0.27295in" svg:width="1.74915in" svg:height="0.40391in">
          <draw:text-box>
            <text:p text:style-name="a1188" text:class-names="" text:cond-style-name=""><text:span text:style-name="a1185" text:class-names="">2019<text:s text:c="1"/></text:span><text:span text:style-name="a1186" text:class-names="">(n = 41)</text:span><text:span text:style-name="a1187" text:class-names=""/></text:p>
          </draw:text-box>
          <svg:title/>
          <svg:desc/>
        </draw:frame>
        <draw:custom-shape svg:x="10.41759in" svg:y="1.80707in" svg:width="1.1811in" svg:height="1.1811in" draw:id="id253" draw:style-name="a1192" draw:name="Ellipse 11">
          <svg:title/>
          <svg:desc/>
          <text:p text:style-name="a1191" text:class-names="" text:cond-style-name=""><text:span text:style-name="a119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11924in" svg:y="1.80707in" svg:width="1.1811in" svg:height="1.1811in" draw:id="id254" draw:style-name="a1195" draw:name="Ellipse 12">
          <svg:title/>
          <svg:desc/>
          <text:p text:style-name="a1194" text:class-names="" text:cond-style-name=""><text:span text:style-name="a119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55" draw:style-name="a1204" draw:name="Textfeld 19" svg:x="10.16004in" svg:y="1.26071in" svg:width="2.39017in" svg:height="0.47122in">
          <draw:text-box>
            <text:p text:style-name="a1198" text:class-names="" text:cond-style-name=""><text:span text:style-name="a1196" text:class-names="">Nestedness</text:span><text:span text:style-name="a1197" text:class-names=""/></text:p>
            <text:p text:style-name="a1203" text:class-names="" text:cond-style-name=""><text:span text:style-name="a1199" text:class-names="">(</text:span><text:span text:style-name="a1200" text:class-names="">β</text:span><text:span text:style-name="a1201" text:class-names="">SNE</text:span><text:span text:style-name="a1202" text:class-names=""><text:s text:c="1"/>= 0.05)</text:span></text:p>
          </draw:text-box>
          <svg:title/>
          <svg:desc/>
        </draw:frame>
        <draw:custom-shape svg:x="10.3777in" svg:y="4.2898in" svg:width="1.1811in" svg:height="1.1811in" draw:id="id256" draw:style-name="a1207" draw:name="Ellipse 11">
          <svg:title/>
          <svg:desc/>
          <text:p text:style-name="a1206" text:class-names="" text:cond-style-name=""><text:span text:style-name="a120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15629in" svg:y="4.2898in" svg:width="1.1811in" svg:height="1.1811in" draw:id="id257" draw:style-name="a1210" draw:name="Ellipse 12">
          <svg:title/>
          <svg:desc/>
          <text:p text:style-name="a1209" text:class-names="" text:cond-style-name=""><text:span text:style-name="a120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58" draw:style-name="a1219" draw:name="Textfeld 19" svg:x="10.16289in" svg:y="3.75198in" svg:width="2.39017in" svg:height="0.47122in">
          <draw:text-box>
            <text:p text:style-name="a1213" text:class-names="" text:cond-style-name=""><text:span text:style-name="a1211" text:class-names="">Abundance gradient</text:span><text:span text:style-name="a1212" text:class-names=""/></text:p>
            <text:p text:style-name="a1218" text:class-names="" text:cond-style-name=""><text:span text:style-name="a1214" text:class-names="">(</text:span><text:span text:style-name="a1215" text:class-names="">β</text:span><text:span text:style-name="a1216" text:class-names="">BC GRA</text:span><text:span text:style-name="a1217" text:class-names=""><text:s text:c="1"/>= 0.02)</text:span></text:p>
          </draw:text-box>
          <svg:title/>
          <svg:desc/>
        </draw:frame>
        <draw:custom-shape svg:x="10.76476in" svg:y="2.5029in" svg:width="1.1811in" svg:height="1.1811in" draw:id="id259" draw:style-name="a1222" draw:name="Ellipse 4">
          <svg:title/>
          <svg:desc/>
          <text:p text:style-name="a1221" text:class-names="" text:cond-style-name=""><text:span text:style-name="a122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76323in" svg:y="4.95705in" svg:width="1.1811in" svg:height="1.1811in" draw:id="id260" draw:style-name="a1225" draw:name="Ellipse 4">
          <svg:title/>
          <svg:desc/>
          <text:p text:style-name="a1224" text:class-names="" text:cond-style-name=""><text:span text:style-name="a122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61" draw:style-name="a1228" draw:name="Textfeld 45" svg:x="10.65749in" svg:y="0.29493in" svg:width="1.8824in" svg:height="0.40391in">
          <draw:text-box>
            <text:p text:style-name="a1227" text:class-names="" text:cond-style-name=""><text:span text:style-name="a1226" text:class-names="">2021 (n = 41)</text:span></text:p>
          </draw:text-box>
          <svg:title/>
          <svg:desc/>
        </draw:frame>
        <draw:custom-shape svg:x="0.98842in" svg:y="1.80707in" svg:width="1.1811in" svg:height="1.1811in" draw:id="id262" draw:style-name="a1231" draw:name="Ellipse 11">
          <svg:title/>
          <svg:desc/>
          <text:p text:style-name="a1230" text:class-names="" text:cond-style-name=""><text:span text:style-name="a122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69007in" svg:y="1.80707in" svg:width="1.1811in" svg:height="1.1811in" draw:id="id263" draw:style-name="a1234" draw:name="Ellipse 12">
          <svg:title/>
          <svg:desc/>
          <text:p text:style-name="a1233" text:class-names="" text:cond-style-name=""><text:span text:style-name="a123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64" draw:style-name="a1243" draw:name="Textfeld 19" svg:x="0.73087in" svg:y="1.26071in" svg:width="2.39017in" svg:height="0.47122in">
          <draw:text-box>
            <text:p text:style-name="a1237" text:class-names="" text:cond-style-name=""><text:span text:style-name="a1235" text:class-names="">Nestedness</text:span><text:span text:style-name="a1236" text:class-names=""/></text:p>
            <text:p text:style-name="a1242" text:class-names="" text:cond-style-name=""><text:span text:style-name="a1238" text:class-names="">(</text:span><text:span text:style-name="a1239" text:class-names="">β</text:span><text:span text:style-name="a1240" text:class-names="">SNE</text:span><text:span text:style-name="a1241" text:class-names=""><text:s text:c="1"/>= 0.04)</text:span></text:p>
          </draw:text-box>
          <svg:title/>
          <svg:desc/>
        </draw:frame>
        <draw:custom-shape svg:x="0.94853in" svg:y="4.2898in" svg:width="1.1811in" svg:height="1.1811in" draw:id="id265" draw:style-name="a1246" draw:name="Ellipse 11">
          <svg:title/>
          <svg:desc/>
          <text:p text:style-name="a1245" text:class-names="" text:cond-style-name=""><text:span text:style-name="a124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72712in" svg:y="4.2898in" svg:width="1.1811in" svg:height="1.1811in" draw:id="id266" draw:style-name="a1249" draw:name="Ellipse 12">
          <svg:title/>
          <svg:desc/>
          <text:p text:style-name="a1248" text:class-names="" text:cond-style-name=""><text:span text:style-name="a124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67" draw:style-name="a1258" draw:name="Textfeld 19" svg:x="0.73372in" svg:y="3.75198in" svg:width="2.39017in" svg:height="0.47122in">
          <draw:text-box>
            <text:p text:style-name="a1252" text:class-names="" text:cond-style-name=""><text:span text:style-name="a1250" text:class-names="">Abundance gradient</text:span><text:span text:style-name="a1251" text:class-names=""/></text:p>
            <text:p text:style-name="a1257" text:class-names="" text:cond-style-name=""><text:span text:style-name="a1253" text:class-names="">(</text:span><text:span text:style-name="a1254" text:class-names="">β</text:span><text:span text:style-name="a1255" text:class-names="">BC GRA</text:span><text:span text:style-name="a1256" text:class-names=""><text:s text:c="1"/>= 0.02)</text:span></text:p>
          </draw:text-box>
          <svg:title/>
          <svg:desc/>
        </draw:frame>
        <draw:custom-shape svg:x="1.33559in" svg:y="2.5029in" svg:width="1.1811in" svg:height="1.1811in" draw:id="id268" draw:style-name="a1261" draw:name="Ellipse 4">
          <svg:title/>
          <svg:desc/>
          <text:p text:style-name="a1260" text:class-names="" text:cond-style-name=""><text:span text:style-name="a125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33406in" svg:y="4.95705in" svg:width="1.1811in" svg:height="1.1811in" draw:id="id269" draw:style-name="a1264" draw:name="Ellipse 4">
          <svg:title/>
          <svg:desc/>
          <text:p text:style-name="a1263" text:class-names="" text:cond-style-name=""><text:span text:style-name="a126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24045in" svg:y="1.9139in" svg:width="1.1811in" svg:height="1.1811in" draw:id="id270" draw:style-name="a1267" draw:name="Ellipse 11">
          <svg:title/>
          <svg:desc/>
          <text:p text:style-name="a1266" text:class-names="" text:cond-style-name=""><text:span text:style-name="a126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9421in" svg:y="1.9139in" svg:width="1.1811in" svg:height="1.1811in" draw:id="id271" draw:style-name="a1270" draw:name="Ellipse 12">
          <svg:title/>
          <svg:desc/>
          <text:p text:style-name="a1269" text:class-names="" text:cond-style-name=""><text:span text:style-name="a126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72" draw:style-name="a1279" draw:name="Textfeld 19" svg:x="3.98289in" svg:y="1.36754in" svg:width="2.39017in" svg:height="0.47122in">
          <draw:text-box>
            <text:p text:style-name="a1273" text:class-names="" text:cond-style-name=""><text:span text:style-name="a1271" text:class-names="">Nestedness</text:span><text:span text:style-name="a1272" text:class-names=""/></text:p>
            <text:p text:style-name="a1278" text:class-names="" text:cond-style-name=""><text:span text:style-name="a1274" text:class-names="">(</text:span><text:span text:style-name="a1275" text:class-names="">β</text:span><text:span text:style-name="a1276" text:class-names="">SNE</text:span><text:span text:style-name="a1277" text:class-names=""><text:s text:c="1"/>= 0.05)</text:span></text:p>
          </draw:text-box>
          <svg:title/>
          <svg:desc/>
        </draw:frame>
        <draw:custom-shape svg:x="4.20056in" svg:y="4.39663in" svg:width="1.1811in" svg:height="1.1811in" draw:id="id273" draw:style-name="a1282" draw:name="Ellipse 11">
          <svg:title/>
          <svg:desc/>
          <text:p text:style-name="a1281" text:class-names="" text:cond-style-name=""><text:span text:style-name="a128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97914in" svg:y="4.39663in" svg:width="1.1811in" svg:height="1.1811in" draw:id="id274" draw:style-name="a1285" draw:name="Ellipse 12">
          <svg:title/>
          <svg:desc/>
          <text:p text:style-name="a1284" text:class-names="" text:cond-style-name=""><text:span text:style-name="a128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75" draw:style-name="a1294" draw:name="Textfeld 19" svg:x="3.98574in" svg:y="3.85882in" svg:width="2.39017in" svg:height="0.47122in">
          <draw:text-box>
            <text:p text:style-name="a1288" text:class-names="" text:cond-style-name=""><text:span text:style-name="a1286" text:class-names="">Abundance gradient</text:span><text:span text:style-name="a1287" text:class-names=""/></text:p>
            <text:p text:style-name="a1293" text:class-names="" text:cond-style-name=""><text:span text:style-name="a1289" text:class-names="">(</text:span><text:span text:style-name="a1290" text:class-names="">β</text:span><text:span text:style-name="a1291" text:class-names="">BC GRA</text:span><text:span text:style-name="a1292" text:class-names=""><text:s text:c="1"/>= 0.02)</text:span></text:p>
          </draw:text-box>
          <svg:title/>
          <svg:desc/>
        </draw:frame>
        <draw:custom-shape svg:x="4.58762in" svg:y="2.60973in" svg:width="1.1811in" svg:height="1.1811in" draw:id="id276" draw:style-name="a1297" draw:name="Ellipse 4">
          <svg:title/>
          <svg:desc/>
          <text:p text:style-name="a1296" text:class-names="" text:cond-style-name=""><text:span text:style-name="a129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58608in" svg:y="5.06388in" svg:width="1.1811in" svg:height="1.1811in" draw:id="id277" draw:style-name="a1300" draw:name="Ellipse 4">
          <svg:title/>
          <svg:desc/>
          <text:p text:style-name="a1299" text:class-names="" text:cond-style-name=""><text:span text:style-name="a129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78" draw:style-name="a1303" draw:name="Textfeld 45" svg:x="1.13533in" svg:y="0.2748in" svg:width="1.73584in" svg:height="0.40391in">
          <draw:text-box>
            <text:p text:style-name="a1302" text:class-names="" text:cond-style-name=""><text:span text:style-name="a1301" text:class-names="">2017 (n = 41)</text:span></text:p>
          </draw:text-box>
          <svg:title/>
          <svg:desc/>
        </draw:frame>
        <draw:frame draw:id="id279" draw:style-name="a1306" draw:name="Textfeld 71" svg:x="4.40189in" svg:y="0.3161in" svg:width="1.72131in" svg:height="0.40391in">
          <draw:text-box>
            <text:p text:style-name="a1305" text:class-names="" text:cond-style-name=""><text:span text:style-name="a1304" text:class-names="">2018 (n = 41)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9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0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6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21-11-18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021-11-18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021-11-18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021-11-18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021-11-18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021-11-18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021-11-18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021-11-18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021-11-18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021-11-18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021-11-18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021-11-18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Markus Bauer</meta:initial-creator>
    <dc:creator>Markus Bauer</dc:creator>
    <meta:creation-date>2021-05-06T12:13:58Z</meta:creation-date>
    <dc:date>2021-11-18T15:30:04Z</dc:date>
    <meta:editing-cycles>36</meta:editing-cycles>
    <meta:editing-duration>PT0S</meta:editing-duration>
    <meta:document-statistic meta:paragraph-count="178" meta:word-count="529"/>
  </office:meta>
</office:document-meta>
</file>